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1.8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3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28in"/>
    </style:style>
  </office:automatic-styles>
  <office:body>
    <office:spreadsheet>
      <table:table table:name="83x83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5"/>
          <table:table-cell table:style-name="ce8" office:value-type="string" calcext:value-type="string">
            <text:p>LABELS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lateralorbitofrontal</text:p>
          </table:table-cell>
          <table:table-cell/>
          <table:table-cell table:formula="of:=CONCATENATE([.C8];[.D8])" office:value-type="string" office:string-value="rh_lateralorbitofrontal" calcext:value-type="string">
            <text:p>rh_lateralorbitofront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arsorbitalis</text:p>
          </table:table-cell>
          <table:table-cell/>
          <table:table-cell table:formula="of:=CONCATENATE([.C9];[.D9])" office:value-type="string" office:string-value="rh_parsorbitalis" calcext:value-type="string">
            <text:p>rh_parsorbitalis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frontalpole</text:p>
          </table:table-cell>
          <table:table-cell/>
          <table:table-cell table:formula="of:=CONCATENATE([.C10];[.D10])" office:value-type="string" office:string-value="rh_frontalpole" calcext:value-type="string">
            <text:p>rh_frontalpol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medialorbitofrontal</text:p>
          </table:table-cell>
          <table:table-cell/>
          <table:table-cell table:formula="of:=CONCATENATE([.C11];[.D11])" office:value-type="string" office:string-value="rh_medialorbitofrontal" calcext:value-type="string">
            <text:p>rh_medialorbitofront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arstriangularis</text:p>
          </table:table-cell>
          <table:table-cell/>
          <table:table-cell table:formula="of:=CONCATENATE([.C12];[.D12])" office:value-type="string" office:string-value="rh_parstriangularis" calcext:value-type="string">
            <text:p>rh_parstriangularis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arsopercularis</text:p>
          </table:table-cell>
          <table:table-cell/>
          <table:table-cell table:formula="of:=CONCATENATE([.C13];[.D13])" office:value-type="string" office:string-value="rh_parsopercularis" calcext:value-type="string">
            <text:p>rh_parsopercularis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rostralmiddlefrontal</text:p>
          </table:table-cell>
          <table:table-cell/>
          <table:table-cell table:formula="of:=CONCATENATE([.C14];[.D14])" office:value-type="string" office:string-value="rh_rostralmiddlefrontal" calcext:value-type="string">
            <text:p>rh_rostralmiddlefront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superiorfrontal</text:p>
          </table:table-cell>
          <table:table-cell/>
          <table:table-cell table:formula="of:=CONCATENATE([.C15];[.D15])" office:value-type="string" office:string-value="rh_superiorfrontal" calcext:value-type="string">
            <text:p>rh_superiorfront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caudalmiddlefrontal</text:p>
          </table:table-cell>
          <table:table-cell/>
          <table:table-cell table:formula="of:=CONCATENATE([.C16];[.D16])" office:value-type="string" office:string-value="rh_caudalmiddlefrontal" calcext:value-type="string">
            <text:p>rh_caudalmiddlefront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recentral</text:p>
          </table:table-cell>
          <table:table-cell/>
          <table:table-cell table:formula="of:=CONCATENATE([.C17];[.D17])" office:value-type="string" office:string-value="rh_precentral" calcext:value-type="string">
            <text:p>rh_precentr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aracentral</text:p>
          </table:table-cell>
          <table:table-cell/>
          <table:table-cell table:formula="of:=CONCATENATE([.C18];[.D18])" office:value-type="string" office:string-value="rh_paracentral" calcext:value-type="string">
            <text:p>rh_paracentral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rostralanteriorcingulate</text:p>
          </table:table-cell>
          <table:table-cell/>
          <table:table-cell table:formula="of:=CONCATENATE([.C19];[.D19])" office:value-type="string" office:string-value="rh_rostralanteriorcingulate" calcext:value-type="string">
            <text:p>rh_rostralanteriorcingulat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caudalanteriorcingulate</text:p>
          </table:table-cell>
          <table:table-cell/>
          <table:table-cell table:formula="of:=CONCATENATE([.C20];[.D20])" office:value-type="string" office:string-value="rh_caudalanteriorcingulate" calcext:value-type="string">
            <text:p>rh_caudalanteriorcingulat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osteriorcingulate</text:p>
          </table:table-cell>
          <table:table-cell/>
          <table:table-cell table:formula="of:=CONCATENATE([.C21];[.D21])" office:value-type="string" office:string-value="rh_posteriorcingulate" calcext:value-type="string">
            <text:p>rh_posteriorcingulat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isthmuscingulate</text:p>
          </table:table-cell>
          <table:table-cell/>
          <table:table-cell table:formula="of:=CONCATENATE([.C22];[.D22])" office:value-type="string" office:string-value="rh_isthmuscingulate" calcext:value-type="string">
            <text:p>rh_isthmuscingulat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ostcentral</text:p>
          </table:table-cell>
          <table:table-cell/>
          <table:table-cell table:formula="of:=CONCATENATE([.C23];[.D23])" office:value-type="string" office:string-value="rh_postcentral" calcext:value-type="string">
            <text:p>rh_postcentr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supramarginal</text:p>
          </table:table-cell>
          <table:table-cell/>
          <table:table-cell table:formula="of:=CONCATENATE([.C24];[.D24])" office:value-type="string" office:string-value="rh_supramarginal" calcext:value-type="string">
            <text:p>rh_supramargin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superiorparietal</text:p>
          </table:table-cell>
          <table:table-cell/>
          <table:table-cell table:formula="of:=CONCATENATE([.C25];[.D25])" office:value-type="string" office:string-value="rh_superiorparietal" calcext:value-type="string">
            <text:p>rh_superiorpariet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inferiorparietal</text:p>
          </table:table-cell>
          <table:table-cell/>
          <table:table-cell table:formula="of:=CONCATENATE([.C26];[.D26])" office:value-type="string" office:string-value="rh_inferiorparietal" calcext:value-type="string">
            <text:p>rh_inferiorpariet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recuneus</text:p>
          </table:table-cell>
          <table:table-cell/>
          <table:table-cell table:formula="of:=CONCATENATE([.C27];[.D27])" office:value-type="string" office:string-value="rh_precuneus" calcext:value-type="string">
            <text:p>rh_precuneus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cuneus</text:p>
          </table:table-cell>
          <table:table-cell/>
          <table:table-cell table:formula="of:=CONCATENATE([.C28];[.D28])" office:value-type="string" office:string-value="rh_cuneus" calcext:value-type="string">
            <text:p>rh_cuneus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ericalcarine</text:p>
          </table:table-cell>
          <table:table-cell/>
          <table:table-cell table:formula="of:=CONCATENATE([.C29];[.D29])" office:value-type="string" office:string-value="rh_pericalcarine" calcext:value-type="string">
            <text:p>rh_pericalcarin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lateraloccipital</text:p>
          </table:table-cell>
          <table:table-cell/>
          <table:table-cell table:formula="of:=CONCATENATE([.C30];[.D30])" office:value-type="string" office:string-value="rh_lateraloccipital" calcext:value-type="string">
            <text:p>rh_lateraloccipit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lingual</text:p>
          </table:table-cell>
          <table:table-cell/>
          <table:table-cell table:formula="of:=CONCATENATE([.C31];[.D31])" office:value-type="string" office:string-value="rh_lingual" calcext:value-type="string">
            <text:p>rh_lingu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fusiform</text:p>
          </table:table-cell>
          <table:table-cell/>
          <table:table-cell table:formula="of:=CONCATENATE([.C32];[.D32])" office:value-type="string" office:string-value="rh_fusiform" calcext:value-type="string">
            <text:p>rh_fusiform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parahippocampal</text:p>
          </table:table-cell>
          <table:table-cell/>
          <table:table-cell table:formula="of:=CONCATENATE([.C33];[.D33])" office:value-type="string" office:string-value="rh_parahippocampal" calcext:value-type="string">
            <text:p>rh_parahippocamp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entorhinal</text:p>
          </table:table-cell>
          <table:table-cell/>
          <table:table-cell table:formula="of:=CONCATENATE([.C34];[.D34])" office:value-type="string" office:string-value="rh_entorhinal" calcext:value-type="string">
            <text:p>rh_entorhin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temporalpole</text:p>
          </table:table-cell>
          <table:table-cell/>
          <table:table-cell table:formula="of:=CONCATENATE([.C35];[.D35])" office:value-type="string" office:string-value="rh_temporalpole" calcext:value-type="string">
            <text:p>rh_temporalpole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inferiortemporal</text:p>
          </table:table-cell>
          <table:table-cell/>
          <table:table-cell table:formula="of:=CONCATENATE([.C36];[.D36])" office:value-type="string" office:string-value="rh_inferiortemporal" calcext:value-type="string">
            <text:p>rh_inferiortempor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middletemporal</text:p>
          </table:table-cell>
          <table:table-cell/>
          <table:table-cell table:formula="of:=CONCATENATE([.C37];[.D37])" office:value-type="string" office:string-value="rh_middletemporal" calcext:value-type="string">
            <text:p>rh_middletempor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bankssts</text:p>
          </table:table-cell>
          <table:table-cell/>
          <table:table-cell table:formula="of:=CONCATENATE([.C38];[.D38])" office:value-type="string" office:string-value="rh_bankssts" calcext:value-type="string">
            <text:p>rh_bankssts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superiortemporal</text:p>
          </table:table-cell>
          <table:table-cell/>
          <table:table-cell table:formula="of:=CONCATENATE([.C39];[.D39])" office:value-type="string" office:string-value="rh_superiortemporal" calcext:value-type="string">
            <text:p>rh_superiortempor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transversetemporal</text:p>
          </table:table-cell>
          <table:table-cell/>
          <table:table-cell table:formula="of:=CONCATENATE([.C40];[.D40])" office:value-type="string" office:string-value="rh_transversetemporal" calcext:value-type="string">
            <text:p>rh_transversetemporal</text:p>
          </table:table-cell>
          <table:table-cell table:number-columns-repeated="2"/>
          <table:table-cell table:style-name="ce9"/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h_</text:p>
          </table:table-cell>
          <table:table-cell table:style-name="ce5" office:value-type="string" calcext:value-type="string">
            <text:p>insula</text:p>
          </table:table-cell>
          <table:table-cell/>
          <table:table-cell table:formula="of:=CONCATENATE([.C41];[.D41])" office:value-type="string" office:string-value="rh_insula" calcext:value-type="string">
            <text:p>rh_insula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thalamusproper</text:p>
          </table:table-cell>
          <table:table-cell/>
          <table:table-cell table:formula="of:=CONCATENATE([.C42];[.D42])" office:value-type="string" office:string-value="rh_thalamusproper" calcext:value-type="string">
            <text:p>rh_thalamusproper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caudate</text:p>
          </table:table-cell>
          <table:table-cell/>
          <table:table-cell table:formula="of:=CONCATENATE([.C43];[.D43])" office:value-type="string" office:string-value="rh_caudate" calcext:value-type="string">
            <text:p>rh_caudate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putamen</text:p>
          </table:table-cell>
          <table:table-cell/>
          <table:table-cell table:formula="of:=CONCATENATE([.C44];[.D44])" office:value-type="string" office:string-value="rh_putamen" calcext:value-type="string">
            <text:p>rh_putamen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pallidum</text:p>
          </table:table-cell>
          <table:table-cell/>
          <table:table-cell table:formula="of:=CONCATENATE([.C45];[.D45])" office:value-type="string" office:string-value="rh_pallidum" calcext:value-type="string">
            <text:p>rh_pallidum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accumbensarea</text:p>
          </table:table-cell>
          <table:table-cell/>
          <table:table-cell table:formula="of:=CONCATENATE([.C46];[.D46])" office:value-type="string" office:string-value="rh_accumbensarea" calcext:value-type="string">
            <text:p>rh_accumbensarea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hyppocampus</text:p>
          </table:table-cell>
          <table:table-cell/>
          <table:table-cell table:formula="of:=CONCATENATE([.C47];[.D47])" office:value-type="string" office:string-value="rh_hyppocampus" calcext:value-type="string">
            <text:p>rh_hyppocampus</text:p>
          </table:table-cell>
          <table:table-cell table:number-columns-repeated="2"/>
          <table:table-cell table:style-name="ce9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rh_</text:p>
          </table:table-cell>
          <table:table-cell table:style-name="ce6" office:value-type="string" calcext:value-type="string">
            <text:p>amygdala</text:p>
          </table:table-cell>
          <table:table-cell/>
          <table:table-cell table:formula="of:=CONCATENATE([.C48];[.D48])" office:value-type="string" office:string-value="rh_amygdala" calcext:value-type="string">
            <text:p>rh_amygdala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lateralorbitofrontal</text:p>
          </table:table-cell>
          <table:table-cell table:style-name="ce3"/>
          <table:table-cell table:formula="of:=CONCATENATE([.C49];[.D49])" office:value-type="string" office:string-value="lh_lateralorbitofrontal" calcext:value-type="string">
            <text:p>lh_lateralorbitofrontal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arsorbitalis</text:p>
          </table:table-cell>
          <table:table-cell table:style-name="ce3"/>
          <table:table-cell table:formula="of:=CONCATENATE([.C50];[.D50])" office:value-type="string" office:string-value="lh_parsorbitalis" calcext:value-type="string">
            <text:p>lh_parsorbitalis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frontalpole</text:p>
          </table:table-cell>
          <table:table-cell table:style-name="ce3"/>
          <table:table-cell table:formula="of:=CONCATENATE([.C51];[.D51])" office:value-type="string" office:string-value="lh_frontalpole" calcext:value-type="string">
            <text:p>lh_frontalpole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medialorbitofrontal</text:p>
          </table:table-cell>
          <table:table-cell table:style-name="ce3"/>
          <table:table-cell table:formula="of:=CONCATENATE([.C52];[.D52])" office:value-type="string" office:string-value="lh_medialorbitofrontal" calcext:value-type="string">
            <text:p>lh_medialorbitofrontal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arstriangularis</text:p>
          </table:table-cell>
          <table:table-cell table:style-name="ce3"/>
          <table:table-cell table:formula="of:=CONCATENATE([.C53];[.D53])" office:value-type="string" office:string-value="lh_parstriangularis" calcext:value-type="string">
            <text:p>lh_parstriangularis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arsopercularis</text:p>
          </table:table-cell>
          <table:table-cell table:style-name="ce3"/>
          <table:table-cell table:formula="of:=CONCATENATE([.C54];[.D54])" office:value-type="string" office:string-value="lh_parsopercularis" calcext:value-type="string">
            <text:p>lh_parsopercularis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rostralmiddlefrontal</text:p>
          </table:table-cell>
          <table:table-cell table:style-name="ce3"/>
          <table:table-cell table:formula="of:=CONCATENATE([.C55];[.D55])" office:value-type="string" office:string-value="lh_rostralmiddlefrontal" calcext:value-type="string">
            <text:p>lh_rostralmiddlefrontal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superiorfrontal</text:p>
          </table:table-cell>
          <table:table-cell table:style-name="ce3"/>
          <table:table-cell table:formula="of:=CONCATENATE([.C56];[.D56])" office:value-type="string" office:string-value="lh_superiorfrontal" calcext:value-type="string">
            <text:p>lh_superiorfrontal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caudalmiddlefrontal</text:p>
          </table:table-cell>
          <table:table-cell table:style-name="ce3"/>
          <table:table-cell table:formula="of:=CONCATENATE([.C57];[.D57])" office:value-type="string" office:string-value="lh_caudalmiddlefrontal" calcext:value-type="string">
            <text:p>lh_caudalmiddlefrontal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recentral</text:p>
          </table:table-cell>
          <table:table-cell table:style-name="ce3"/>
          <table:table-cell table:formula="of:=CONCATENATE([.C58];[.D58])" office:value-type="string" office:string-value="lh_precentral" calcext:value-type="string">
            <text:p>lh_precentral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aracentral</text:p>
          </table:table-cell>
          <table:table-cell table:style-name="ce3"/>
          <table:table-cell table:formula="of:=CONCATENATE([.C59];[.D59])" office:value-type="string" office:string-value="lh_paracentral" calcext:value-type="string">
            <text:p>lh_paracentral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rostralanteriorcingulate</text:p>
          </table:table-cell>
          <table:table-cell table:style-name="ce3"/>
          <table:table-cell table:formula="of:=CONCATENATE([.C60];[.D60])" office:value-type="string" office:string-value="lh_rostralanteriorcingulate" calcext:value-type="string">
            <text:p>lh_rostralanteriorcingulate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caudalanteriorcingulate</text:p>
          </table:table-cell>
          <table:table-cell table:style-name="ce3"/>
          <table:table-cell table:formula="of:=CONCATENATE([.C61];[.D61])" office:value-type="string" office:string-value="lh_caudalanteriorcingulate" calcext:value-type="string">
            <text:p>lh_caudalanteriorcingulate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osteriorcingulate</text:p>
          </table:table-cell>
          <table:table-cell table:style-name="ce3"/>
          <table:table-cell table:formula="of:=CONCATENATE([.C62];[.D62])" office:value-type="string" office:string-value="lh_posteriorcingulate" calcext:value-type="string">
            <text:p>lh_posteriorcingulate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isthmuscingulate</text:p>
          </table:table-cell>
          <table:table-cell table:style-name="ce3"/>
          <table:table-cell table:formula="of:=CONCATENATE([.C63];[.D63])" office:value-type="string" office:string-value="lh_isthmuscingulate" calcext:value-type="string">
            <text:p>lh_isthmuscingulate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ostcentral</text:p>
          </table:table-cell>
          <table:table-cell table:style-name="ce3"/>
          <table:table-cell table:formula="of:=CONCATENATE([.C64];[.D64])" office:value-type="string" office:string-value="lh_postcentral" calcext:value-type="string">
            <text:p>lh_postcentral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supramarginal</text:p>
          </table:table-cell>
          <table:table-cell table:style-name="ce3"/>
          <table:table-cell table:formula="of:=CONCATENATE([.C65];[.D65])" office:value-type="string" office:string-value="lh_supramarginal" calcext:value-type="string">
            <text:p>lh_supramarginal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superiorparietal</text:p>
          </table:table-cell>
          <table:table-cell table:style-name="ce3"/>
          <table:table-cell table:formula="of:=CONCATENATE([.C66];[.D66])" office:value-type="string" office:string-value="lh_superiorparietal" calcext:value-type="string">
            <text:p>lh_superiorparietal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inferiorparietal</text:p>
          </table:table-cell>
          <table:table-cell table:style-name="ce3"/>
          <table:table-cell table:formula="of:=CONCATENATE([.C67];[.D67])" office:value-type="string" office:string-value="lh_inferiorparietal" calcext:value-type="string">
            <text:p>lh_inferiorparietal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recuneus</text:p>
          </table:table-cell>
          <table:table-cell table:style-name="ce3"/>
          <table:table-cell table:formula="of:=CONCATENATE([.C68];[.D68])" office:value-type="string" office:string-value="lh_precuneus" calcext:value-type="string">
            <text:p>lh_precuneus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cuneus</text:p>
          </table:table-cell>
          <table:table-cell table:style-name="ce3"/>
          <table:table-cell table:formula="of:=CONCATENATE([.C69];[.D69])" office:value-type="string" office:string-value="lh_cuneus" calcext:value-type="string">
            <text:p>lh_cuneus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ericalcarine</text:p>
          </table:table-cell>
          <table:table-cell table:style-name="ce3"/>
          <table:table-cell table:formula="of:=CONCATENATE([.C70];[.D70])" office:value-type="string" office:string-value="lh_pericalcarine" calcext:value-type="string">
            <text:p>lh_pericalcarine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lateraloccipital</text:p>
          </table:table-cell>
          <table:table-cell table:style-name="ce3"/>
          <table:table-cell table:formula="of:=CONCATENATE([.C71];[.D71])" office:value-type="string" office:string-value="lh_lateraloccipital" calcext:value-type="string">
            <text:p>lh_lateraloccipital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lingual</text:p>
          </table:table-cell>
          <table:table-cell table:style-name="ce3"/>
          <table:table-cell table:formula="of:=CONCATENATE([.C72];[.D72])" office:value-type="string" office:string-value="lh_lingual" calcext:value-type="string">
            <text:p>lh_lingual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fusiform</text:p>
          </table:table-cell>
          <table:table-cell table:style-name="ce3"/>
          <table:table-cell table:formula="of:=CONCATENATE([.C73];[.D73])" office:value-type="string" office:string-value="lh_fusiform" calcext:value-type="string">
            <text:p>lh_fusiform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parahippocampal</text:p>
          </table:table-cell>
          <table:table-cell table:style-name="ce3"/>
          <table:table-cell table:formula="of:=CONCATENATE([.C74];[.D74])" office:value-type="string" office:string-value="lh_parahippocampal" calcext:value-type="string">
            <text:p>lh_parahippocampal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entorhinal</text:p>
          </table:table-cell>
          <table:table-cell table:style-name="ce3"/>
          <table:table-cell table:formula="of:=CONCATENATE([.C75];[.D75])" office:value-type="string" office:string-value="lh_entorhinal" calcext:value-type="string">
            <text:p>lh_entorhinal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temporalpole</text:p>
          </table:table-cell>
          <table:table-cell table:style-name="ce3"/>
          <table:table-cell table:formula="of:=CONCATENATE([.C76];[.D76])" office:value-type="string" office:string-value="lh_temporalpole" calcext:value-type="string">
            <text:p>lh_temporalpole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inferiortemporal</text:p>
          </table:table-cell>
          <table:table-cell table:style-name="ce3"/>
          <table:table-cell table:formula="of:=CONCATENATE([.C77];[.D77])" office:value-type="string" office:string-value="lh_inferiortemporal" calcext:value-type="string">
            <text:p>lh_inferiortemporal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middletemporal</text:p>
          </table:table-cell>
          <table:table-cell table:style-name="ce3"/>
          <table:table-cell table:formula="of:=CONCATENATE([.C78];[.D78])" office:value-type="string" office:string-value="lh_middletemporal" calcext:value-type="string">
            <text:p>lh_middletemporal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bankssts</text:p>
          </table:table-cell>
          <table:table-cell table:style-name="ce3"/>
          <table:table-cell table:formula="of:=CONCATENATE([.C79];[.D79])" office:value-type="string" office:string-value="lh_bankssts" calcext:value-type="string">
            <text:p>lh_bankssts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superiortemporal</text:p>
          </table:table-cell>
          <table:table-cell table:style-name="ce3"/>
          <table:table-cell table:formula="of:=CONCATENATE([.C80];[.D80])" office:value-type="string" office:string-value="lh_superiortemporal" calcext:value-type="string">
            <text:p>lh_superiortemporal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transversetemporal</text:p>
          </table:table-cell>
          <table:table-cell table:style-name="ce3"/>
          <table:table-cell table:formula="of:=CONCATENATE([.C81];[.D81])" office:value-type="string" office:string-value="lh_transversetemporal" calcext:value-type="string">
            <text:p>lh_transversetemporal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insula</text:p>
          </table:table-cell>
          <table:table-cell table:style-name="ce3"/>
          <table:table-cell table:formula="of:=CONCATENATE([.C82];[.D82])" office:value-type="string" office:string-value="lh_insula" calcext:value-type="string">
            <text:p>lh_insula</text:p>
          </table:table-cell>
          <table:table-cell table:number-columns-repeated="3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thalamusproper</text:p>
          </table:table-cell>
          <table:table-cell table:style-name="ce3"/>
          <table:table-cell table:formula="of:=CONCATENATE([.C83];[.D83])" office:value-type="string" office:string-value="lh_thalamusproper" calcext:value-type="string">
            <text:p>lh_thalamusproper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caudate</text:p>
          </table:table-cell>
          <table:table-cell table:style-name="ce3"/>
          <table:table-cell table:formula="of:=CONCATENATE([.C84];[.D84])" office:value-type="string" office:string-value="lh_caudate" calcext:value-type="string">
            <text:p>lh_caudate</text:p>
          </table:table-cell>
          <table:table-cell table:number-columns-repeated="3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putamen</text:p>
          </table:table-cell>
          <table:table-cell table:style-name="ce3"/>
          <table:table-cell table:formula="of:=CONCATENATE([.C85];[.D85])" office:value-type="string" office:string-value="lh_putamen" calcext:value-type="string">
            <text:p>lh_putamen</text:p>
          </table:table-cell>
          <table:table-cell table:number-columns-repeated="3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pallidum</text:p>
          </table:table-cell>
          <table:table-cell table:style-name="ce3"/>
          <table:table-cell table:formula="of:=CONCATENATE([.C86];[.D86])" office:value-type="string" office:string-value="lh_pallidum" calcext:value-type="string">
            <text:p>lh_pallidum</text:p>
          </table:table-cell>
          <table:table-cell table:number-columns-repeated="3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accumbensarea</text:p>
          </table:table-cell>
          <table:table-cell table:style-name="ce3"/>
          <table:table-cell table:formula="of:=CONCATENATE([.C87];[.D87])" office:value-type="string" office:string-value="lh_accumbensarea" calcext:value-type="string">
            <text:p>lh_accumbensarea</text:p>
          </table:table-cell>
          <table:table-cell table:number-columns-repeated="3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hyppocampus</text:p>
          </table:table-cell>
          <table:table-cell table:style-name="ce3"/>
          <table:table-cell table:formula="of:=CONCATENATE([.C88];[.D88])" office:value-type="string" office:string-value="lh_hyppocampus" calcext:value-type="string">
            <text:p>lh_hyppocampus</text:p>
          </table:table-cell>
          <table:table-cell table:number-columns-repeated="3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lh_</text:p>
          </table:table-cell>
          <table:table-cell table:style-name="ce7" office:value-type="string" calcext:value-type="string">
            <text:p>amygdala</text:p>
          </table:table-cell>
          <table:table-cell table:style-name="ce3"/>
          <table:table-cell table:formula="of:=CONCATENATE([.C89];[.D89])" office:value-type="string" office:string-value="lh_amygdala" calcext:value-type="string">
            <text:p>lh_amygdala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lh_</text:p>
          </table:table-cell>
          <table:table-cell table:style-name="ce5" office:value-type="string" calcext:value-type="string">
            <text:p>brainstem</text:p>
          </table:table-cell>
          <table:table-cell table:style-name="ce3"/>
          <table:table-cell table:formula="of:=CONCATENATE([.C90];[.D90])" office:value-type="string" office:string-value="lh_brainstem" calcext:value-type="string">
            <text:p>lh_brainstem</text:p>
          </table:table-cell>
          <table:table-cell table:number-columns-repeated="3"/>
        </table:table-row>
        <table:table-row table:style-name="ro1" table:number-rows-repeated="10484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29x129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9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8" office:value-type="string" calcext:value-type="string">
            <text:p>LABEL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lateralorbitofrontal_1</text:p>
          </table:table-cell>
          <table:table-cell table:number-columns-repeated="2"/>
          <table:table-cell table:formula="of:=CONCATENATE([.B7];[.D7])" office:value-type="string" office:string-value="rh_lateralorbitofrontal_1" calcext:value-type="string">
            <text:p>rh_lateralorbitofrontal_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ateralorbitofrontal_2</text:p>
          </table:table-cell>
          <table:table-cell table:number-columns-repeated="2"/>
          <table:table-cell table:formula="of:=CONCATENATE([.B8];[.D8])" office:value-type="string" office:string-value="rh_lateralorbitofrontal_2" calcext:value-type="string">
            <text:p>rh_lateralorbitofrontal_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parsorbitalis_1</text:p>
          </table:table-cell>
          <table:table-cell table:number-columns-repeated="2"/>
          <table:table-cell table:formula="of:=CONCATENATE([.B9];[.D9])" office:value-type="string" office:string-value="rh_parsorbitalis_1" calcext:value-type="string">
            <text:p>rh_parsorbitalis_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rontalpole_1</text:p>
          </table:table-cell>
          <table:table-cell table:number-columns-repeated="2"/>
          <table:table-cell table:formula="of:=CONCATENATE([.B10];[.D10])" office:value-type="string" office:string-value="rh_frontalpole_1" calcext:value-type="string">
            <text:p>rh_frontalpole_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medialorbitofrontal_1</text:p>
          </table:table-cell>
          <table:table-cell table:number-columns-repeated="2"/>
          <table:table-cell table:formula="of:=CONCATENATE([.B11];[.D11])" office:value-type="string" office:string-value="rh_medialorbitofrontal_1" calcext:value-type="string">
            <text:p>rh_medialorbitofrontal_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medialorbitofrontal_2</text:p>
          </table:table-cell>
          <table:table-cell table:number-columns-repeated="2"/>
          <table:table-cell table:formula="of:=CONCATENATE([.B12];[.D12])" office:value-type="string" office:string-value="rh_medialorbitofrontal_2" calcext:value-type="string">
            <text:p>rh_medialorbitofrontal_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parstriangularis_1</text:p>
          </table:table-cell>
          <table:table-cell table:number-columns-repeated="2"/>
          <table:table-cell table:formula="of:=CONCATENATE([.B13];[.D13])" office:value-type="string" office:string-value="rh_parstriangularis_1" calcext:value-type="string">
            <text:p>rh_parstriangularis_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parsopercularis_1</text:p>
          </table:table-cell>
          <table:table-cell table:number-columns-repeated="2"/>
          <table:table-cell table:formula="of:=CONCATENATE([.B14];[.D14])" office:value-type="string" office:string-value="rh_parsopercularis_1" calcext:value-type="string">
            <text:p>rh_parsopercularis_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rostralmiddlefrontal_1</text:p>
          </table:table-cell>
          <table:table-cell table:number-columns-repeated="2"/>
          <table:table-cell table:formula="of:=CONCATENATE([.B15];[.D15])" office:value-type="string" office:string-value="rh_rostralmiddlefrontal_1" calcext:value-type="string">
            <text:p>rh_rostralmiddlefrontal_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ostralmiddlefrontal_2</text:p>
          </table:table-cell>
          <table:table-cell table:number-columns-repeated="2"/>
          <table:table-cell table:formula="of:=CONCATENATE([.B16];[.D16])" office:value-type="string" office:string-value="rh_rostralmiddlefrontal_2" calcext:value-type="string">
            <text:p>rh_rostralmiddlefrontal_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superiorfrontal_1</text:p>
          </table:table-cell>
          <table:table-cell table:number-columns-repeated="2"/>
          <table:table-cell table:formula="of:=CONCATENATE([.B17];[.D17])" office:value-type="string" office:string-value="rh_superiorfrontal_1" calcext:value-type="string">
            <text:p>rh_superiorfrontal_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superiorfrontal_2</text:p>
          </table:table-cell>
          <table:table-cell table:number-columns-repeated="2"/>
          <table:table-cell table:formula="of:=CONCATENATE([.B18];[.D18])" office:value-type="string" office:string-value="rh_superiorfrontal_2" calcext:value-type="string">
            <text:p>rh_superiorfrontal_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superiorfrontal_3</text:p>
          </table:table-cell>
          <table:table-cell table:number-columns-repeated="2"/>
          <table:table-cell table:formula="of:=CONCATENATE([.B19];[.D19])" office:value-type="string" office:string-value="rh_superiorfrontal_3" calcext:value-type="string">
            <text:p>rh_superiorfrontal_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superiorfrontal_4</text:p>
          </table:table-cell>
          <table:table-cell table:number-columns-repeated="2"/>
          <table:table-cell table:formula="of:=CONCATENATE([.B20];[.D20])" office:value-type="string" office:string-value="rh_superiorfrontal_4" calcext:value-type="string">
            <text:p>rh_superiorfrontal_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caudalmiddlefrontal_1</text:p>
          </table:table-cell>
          <table:table-cell table:number-columns-repeated="2"/>
          <table:table-cell table:formula="of:=CONCATENATE([.B21];[.D21])" office:value-type="string" office:string-value="rh_caudalmiddlefrontal_1" calcext:value-type="string">
            <text:p>rh_caudalmiddlefrontal_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precentral_1</text:p>
          </table:table-cell>
          <table:table-cell table:number-columns-repeated="2"/>
          <table:table-cell table:formula="of:=CONCATENATE([.B22];[.D22])" office:value-type="string" office:string-value="rh_precentral_1" calcext:value-type="string">
            <text:p>rh_precentral_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precentral_2</text:p>
          </table:table-cell>
          <table:table-cell table:number-columns-repeated="2"/>
          <table:table-cell table:formula="of:=CONCATENATE([.B23];[.D23])" office:value-type="string" office:string-value="rh_precentral_2" calcext:value-type="string">
            <text:p>rh_precentral_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precentral_3</text:p>
          </table:table-cell>
          <table:table-cell table:number-columns-repeated="2"/>
          <table:table-cell table:formula="of:=CONCATENATE([.B24];[.D24])" office:value-type="string" office:string-value="rh_precentral_3" calcext:value-type="string">
            <text:p>rh_precentral_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paracentral_1</text:p>
          </table:table-cell>
          <table:table-cell table:number-columns-repeated="2"/>
          <table:table-cell table:formula="of:=CONCATENATE([.B25];[.D25])" office:value-type="string" office:string-value="rh_paracentral_1" calcext:value-type="string">
            <text:p>rh_paracentral_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rostralanteriorcingulate_1</text:p>
          </table:table-cell>
          <table:table-cell table:number-columns-repeated="2"/>
          <table:table-cell table:formula="of:=CONCATENATE([.B26];[.D26])" office:value-type="string" office:string-value="rh_rostralanteriorcingulate_1" calcext:value-type="string">
            <text:p>rh_rostralanteriorcingulate_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caudalanteriorcingulate_1</text:p>
          </table:table-cell>
          <table:table-cell table:number-columns-repeated="2"/>
          <table:table-cell table:formula="of:=CONCATENATE([.B27];[.D27])" office:value-type="string" office:string-value="rh_caudalanteriorcingulate_1" calcext:value-type="string">
            <text:p>rh_caudalanteriorcingulate_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posteriorcingulate_1</text:p>
          </table:table-cell>
          <table:table-cell table:number-columns-repeated="2"/>
          <table:table-cell table:formula="of:=CONCATENATE([.B28];[.D28])" office:value-type="string" office:string-value="rh_posteriorcingulate_1" calcext:value-type="string">
            <text:p>rh_posteriorcingulate_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isthmuscingulate_1</text:p>
          </table:table-cell>
          <table:table-cell table:number-columns-repeated="2"/>
          <table:table-cell table:formula="of:=CONCATENATE([.B29];[.D29])" office:value-type="string" office:string-value="rh_isthmuscingulate_1" calcext:value-type="string">
            <text:p>rh_isthmuscingulate_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postcentral_1</text:p>
          </table:table-cell>
          <table:table-cell table:number-columns-repeated="2"/>
          <table:table-cell table:formula="of:=CONCATENATE([.B30];[.D30])" office:value-type="string" office:string-value="rh_postcentral_1" calcext:value-type="string">
            <text:p>rh_postcentral_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postcentral_2</text:p>
          </table:table-cell>
          <table:table-cell table:number-columns-repeated="2"/>
          <table:table-cell table:formula="of:=CONCATENATE([.B31];[.D31])" office:value-type="string" office:string-value="rh_postcentral_2" calcext:value-type="string">
            <text:p>rh_postcentral_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supramarginal_1</text:p>
          </table:table-cell>
          <table:table-cell table:number-columns-repeated="2"/>
          <table:table-cell table:formula="of:=CONCATENATE([.B32];[.D32])" office:value-type="string" office:string-value="rh_supramarginal_1" calcext:value-type="string">
            <text:p>rh_supramarginal_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supramarginal_2</text:p>
          </table:table-cell>
          <table:table-cell table:number-columns-repeated="2"/>
          <table:table-cell table:formula="of:=CONCATENATE([.B33];[.D33])" office:value-type="string" office:string-value="rh_supramarginal_2" calcext:value-type="string">
            <text:p>rh_supramarginal_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superiorparietal_1</text:p>
          </table:table-cell>
          <table:table-cell table:number-columns-repeated="2"/>
          <table:table-cell table:formula="of:=CONCATENATE([.B34];[.D34])" office:value-type="string" office:string-value="rh_superiorparietal_1" calcext:value-type="string">
            <text:p>rh_superiorparietal_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superiorparietal_2</text:p>
          </table:table-cell>
          <table:table-cell table:number-columns-repeated="2"/>
          <table:table-cell table:formula="of:=CONCATENATE([.B35];[.D35])" office:value-type="string" office:string-value="rh_superiorparietal_2" calcext:value-type="string">
            <text:p>rh_superiorparietal_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superiorparietal_3</text:p>
          </table:table-cell>
          <table:table-cell table:number-columns-repeated="2"/>
          <table:table-cell table:formula="of:=CONCATENATE([.B36];[.D36])" office:value-type="string" office:string-value="rh_superiorparietal_3" calcext:value-type="string">
            <text:p>rh_superiorparietal_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inferiorparietal_1</text:p>
          </table:table-cell>
          <table:table-cell table:number-columns-repeated="2"/>
          <table:table-cell table:formula="of:=CONCATENATE([.B37];[.D37])" office:value-type="string" office:string-value="rh_inferiorparietal_1" calcext:value-type="string">
            <text:p>rh_inferiorparietal_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inferiorparietal_2</text:p>
          </table:table-cell>
          <table:table-cell table:number-columns-repeated="2"/>
          <table:table-cell table:formula="of:=CONCATENATE([.B38];[.D38])" office:value-type="string" office:string-value="rh_inferiorparietal_2" calcext:value-type="string">
            <text:p>rh_inferiorparietal_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inferiorparietal_3</text:p>
          </table:table-cell>
          <table:table-cell table:number-columns-repeated="2"/>
          <table:table-cell table:formula="of:=CONCATENATE([.B39];[.D39])" office:value-type="string" office:string-value="rh_inferiorparietal_3" calcext:value-type="string">
            <text:p>rh_inferiorparietal_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precuneus_1</text:p>
          </table:table-cell>
          <table:table-cell table:number-columns-repeated="2"/>
          <table:table-cell table:formula="of:=CONCATENATE([.B40];[.D40])" office:value-type="string" office:string-value="rh_precuneus_1" calcext:value-type="string">
            <text:p>rh_precuneus_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precuneus_2</text:p>
          </table:table-cell>
          <table:table-cell table:number-columns-repeated="2"/>
          <table:table-cell table:formula="of:=CONCATENATE([.B41];[.D41])" office:value-type="string" office:string-value="rh_precuneus_2" calcext:value-type="string">
            <text:p>rh_precuneus_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cuneus_1</text:p>
          </table:table-cell>
          <table:table-cell table:number-columns-repeated="2"/>
          <table:table-cell table:formula="of:=CONCATENATE([.B42];[.D42])" office:value-type="string" office:string-value="rh_cuneus_1" calcext:value-type="string">
            <text:p>rh_cuneus_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pericalcarine_1</text:p>
          </table:table-cell>
          <table:table-cell table:number-columns-repeated="2"/>
          <table:table-cell table:formula="of:=CONCATENATE([.B43];[.D43])" office:value-type="string" office:string-value="rh_pericalcarine_1" calcext:value-type="string">
            <text:p>rh_pericalcarine_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lateraloccipital_1</text:p>
          </table:table-cell>
          <table:table-cell table:number-columns-repeated="2"/>
          <table:table-cell table:formula="of:=CONCATENATE([.B44];[.D44])" office:value-type="string" office:string-value="rh_lateraloccipital_1" calcext:value-type="string">
            <text:p>rh_lateraloccipital_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lateraloccipital_2</text:p>
          </table:table-cell>
          <table:table-cell table:number-columns-repeated="2"/>
          <table:table-cell table:formula="of:=CONCATENATE([.B45];[.D45])" office:value-type="string" office:string-value="rh_lateraloccipital_2" calcext:value-type="string">
            <text:p>rh_lateraloccipital_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lateraloccipital_3</text:p>
          </table:table-cell>
          <table:table-cell table:number-columns-repeated="2"/>
          <table:table-cell table:formula="of:=CONCATENATE([.B46];[.D46])" office:value-type="string" office:string-value="rh_lateraloccipital_3" calcext:value-type="string">
            <text:p>rh_lateraloccipital_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lingual_1</text:p>
          </table:table-cell>
          <table:table-cell table:number-columns-repeated="2"/>
          <table:table-cell table:formula="of:=CONCATENATE([.B47];[.D47])" office:value-type="string" office:string-value="rh_lingual_1" calcext:value-type="string">
            <text:p>rh_lingual_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lingual_2</text:p>
          </table:table-cell>
          <table:table-cell table:number-columns-repeated="2"/>
          <table:table-cell table:formula="of:=CONCATENATE([.B48];[.D48])" office:value-type="string" office:string-value="rh_lingual_2" calcext:value-type="string">
            <text:p>rh_lingual_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fusiform_1</text:p>
          </table:table-cell>
          <table:table-cell table:number-columns-repeated="2"/>
          <table:table-cell table:formula="of:=CONCATENATE([.B49];[.D49])" office:value-type="string" office:string-value="rh_fusiform_1" calcext:value-type="string">
            <text:p>rh_fusiform_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fusiform_2</text:p>
          </table:table-cell>
          <table:table-cell table:number-columns-repeated="2"/>
          <table:table-cell table:formula="of:=CONCATENATE([.B50];[.D50])" office:value-type="string" office:string-value="rh_fusiform_2" calcext:value-type="string">
            <text:p>rh_fusiform_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parahippocampal_1</text:p>
          </table:table-cell>
          <table:table-cell table:number-columns-repeated="2"/>
          <table:table-cell table:formula="of:=CONCATENATE([.B51];[.D51])" office:value-type="string" office:string-value="rh_parahippocampal_1" calcext:value-type="string">
            <text:p>rh_parahippocampal_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entorhinal_1</text:p>
          </table:table-cell>
          <table:table-cell table:number-columns-repeated="2"/>
          <table:table-cell table:formula="of:=CONCATENATE([.B52];[.D52])" office:value-type="string" office:string-value="rh_entorhinal_1" calcext:value-type="string">
            <text:p>rh_entorhinal_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temporalpole_1</text:p>
          </table:table-cell>
          <table:table-cell table:number-columns-repeated="2"/>
          <table:table-cell table:formula="of:=CONCATENATE([.B53];[.D53])" office:value-type="string" office:string-value="rh_temporalpole_1" calcext:value-type="string">
            <text:p>rh_temporalpole_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inferiortemporal_1</text:p>
          </table:table-cell>
          <table:table-cell table:number-columns-repeated="2"/>
          <table:table-cell table:formula="of:=CONCATENATE([.B54];[.D54])" office:value-type="string" office:string-value="rh_inferiortemporal_1" calcext:value-type="string">
            <text:p>rh_inferiortemporal_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inferiortemporal_2</text:p>
          </table:table-cell>
          <table:table-cell table:number-columns-repeated="2"/>
          <table:table-cell table:formula="of:=CONCATENATE([.B55];[.D55])" office:value-type="string" office:string-value="rh_inferiortemporal_2" calcext:value-type="string">
            <text:p>rh_inferiortemporal_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middletemporal_1</text:p>
          </table:table-cell>
          <table:table-cell table:number-columns-repeated="2"/>
          <table:table-cell table:formula="of:=CONCATENATE([.B56];[.D56])" office:value-type="string" office:string-value="rh_middletemporal_1" calcext:value-type="string">
            <text:p>rh_middletemporal_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middletemporal_2</text:p>
          </table:table-cell>
          <table:table-cell table:number-columns-repeated="2"/>
          <table:table-cell table:formula="of:=CONCATENATE([.B57];[.D57])" office:value-type="string" office:string-value="rh_middletemporal_2" calcext:value-type="string">
            <text:p>rh_middletemporal_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bankssts_1</text:p>
          </table:table-cell>
          <table:table-cell table:number-columns-repeated="2"/>
          <table:table-cell table:formula="of:=CONCATENATE([.B58];[.D58])" office:value-type="string" office:string-value="rh_bankssts_1" calcext:value-type="string">
            <text:p>rh_bankssts_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superiortemporal_1</text:p>
          </table:table-cell>
          <table:table-cell table:number-columns-repeated="2"/>
          <table:table-cell table:formula="of:=CONCATENATE([.B59];[.D59])" office:value-type="string" office:string-value="rh_superiortemporal_1" calcext:value-type="string">
            <text:p>rh_superiortemporal_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superiortemporal_2</text:p>
          </table:table-cell>
          <table:table-cell table:number-columns-repeated="2"/>
          <table:table-cell table:formula="of:=CONCATENATE([.B60];[.D60])" office:value-type="string" office:string-value="rh_superiortemporal_2" calcext:value-type="string">
            <text:p>rh_superiortemporal_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transversetemporal_1</text:p>
          </table:table-cell>
          <table:table-cell table:number-columns-repeated="2"/>
          <table:table-cell table:formula="of:=CONCATENATE([.B61];[.D61])" office:value-type="string" office:string-value="rh_transversetemporal_1" calcext:value-type="string">
            <text:p>rh_transversetemporal_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insula_1</text:p>
          </table:table-cell>
          <table:table-cell table:number-columns-repeated="2"/>
          <table:table-cell table:formula="of:=CONCATENATE([.B62];[.D62])" office:value-type="string" office:string-value="rh_insula_1" calcext:value-type="string">
            <text:p>rh_insula_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insula_2</text:p>
          </table:table-cell>
          <table:table-cell table:number-columns-repeated="2"/>
          <table:table-cell table:formula="of:=CONCATENATE([.B63];[.D63])" office:value-type="string" office:string-value="rh_insula_2" calcext:value-type="string">
            <text:p>rh_insula_2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8" calcext:value-type="float">
            <text:p>58</text:p>
          </table:table-cell>
          <table:table-cell table:style-name="ce10" office:value-type="string" calcext:value-type="string">
            <text:p>thalamusproper</text:p>
          </table:table-cell>
          <table:table-cell table:number-columns-repeated="2"/>
          <table:table-cell table:formula="of:=CONCATENATE([.B64];[.D64])" office:value-type="string" office:string-value="rh_thalamusproper" calcext:value-type="string">
            <text:p>rh_thalamusproper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9" calcext:value-type="float">
            <text:p>59</text:p>
          </table:table-cell>
          <table:table-cell table:style-name="ce10" office:value-type="string" calcext:value-type="string">
            <text:p>caudate</text:p>
          </table:table-cell>
          <table:table-cell table:number-columns-repeated="2"/>
          <table:table-cell table:formula="of:=CONCATENATE([.B65];[.D65])" office:value-type="string" office:string-value="rh_caudate" calcext:value-type="string">
            <text:p>rh_caudate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0" calcext:value-type="float">
            <text:p>60</text:p>
          </table:table-cell>
          <table:table-cell table:style-name="ce10" office:value-type="string" calcext:value-type="string">
            <text:p>putamen</text:p>
          </table:table-cell>
          <table:table-cell table:number-columns-repeated="2"/>
          <table:table-cell table:formula="of:=CONCATENATE([.B66];[.D66])" office:value-type="string" office:string-value="rh_putamen" calcext:value-type="string">
            <text:p>rh_putame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1" calcext:value-type="float">
            <text:p>61</text:p>
          </table:table-cell>
          <table:table-cell table:style-name="ce10" office:value-type="string" calcext:value-type="string">
            <text:p>pallidum</text:p>
          </table:table-cell>
          <table:table-cell table:number-columns-repeated="2"/>
          <table:table-cell table:formula="of:=CONCATENATE([.B67];[.D67])" office:value-type="string" office:string-value="rh_pallidum" calcext:value-type="string">
            <text:p>rh_pallidum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2" calcext:value-type="float">
            <text:p>62</text:p>
          </table:table-cell>
          <table:table-cell table:style-name="ce10" office:value-type="string" calcext:value-type="string">
            <text:p>accumbensarea</text:p>
          </table:table-cell>
          <table:table-cell table:number-columns-repeated="2"/>
          <table:table-cell table:formula="of:=CONCATENATE([.B68];[.D68])" office:value-type="string" office:string-value="rh_accumbensarea" calcext:value-type="string">
            <text:p>rh_accumbensarea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3" calcext:value-type="float">
            <text:p>63</text:p>
          </table:table-cell>
          <table:table-cell table:style-name="ce10" office:value-type="string" calcext:value-type="string">
            <text:p>hyppocampus</text:p>
          </table:table-cell>
          <table:table-cell table:number-columns-repeated="2"/>
          <table:table-cell table:formula="of:=CONCATENATE([.B69];[.D69])" office:value-type="string" office:string-value="rh_hyppocampus" calcext:value-type="string">
            <text:p>rh_hyppocampu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4" calcext:value-type="float">
            <text:p>64</text:p>
          </table:table-cell>
          <table:table-cell table:style-name="ce10" office:value-type="string" calcext:value-type="string">
            <text:p>amygdala</text:p>
          </table:table-cell>
          <table:table-cell table:number-columns-repeated="2"/>
          <table:table-cell table:formula="of:=CONCATENATE([.B70];[.D70])" office:value-type="string" office:string-value="rh_amygdala" calcext:value-type="string">
            <text:p>rh_amygdala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h_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ateralorbitofrontal_1</text:p>
          </table:table-cell>
          <table:table-cell table:number-columns-repeated="2"/>
          <table:table-cell table:formula="of:=CONCATENATE([.B71];[.D71])" office:value-type="string" office:string-value="lh_lateralorbitofrontal_1" calcext:value-type="string">
            <text:p>lh_lateralorbitofrontal_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h_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teralorbitofrontal_2</text:p>
          </table:table-cell>
          <table:table-cell table:number-columns-repeated="2"/>
          <table:table-cell table:formula="of:=CONCATENATE([.B72];[.D72])" office:value-type="string" office:string-value="lh_lateralorbitofrontal_2" calcext:value-type="string">
            <text:p>lh_lateralorbitofrontal_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h_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sorbitalis_1</text:p>
          </table:table-cell>
          <table:table-cell table:number-columns-repeated="2"/>
          <table:table-cell table:formula="of:=CONCATENATE([.B73];[.D73])" office:value-type="string" office:string-value="lh_parsorbitalis_1" calcext:value-type="string">
            <text:p>lh_parsorbitalis_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lh_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ontalpole_1</text:p>
          </table:table-cell>
          <table:table-cell table:number-columns-repeated="2"/>
          <table:table-cell table:formula="of:=CONCATENATE([.B74];[.D74])" office:value-type="string" office:string-value="lh_frontalpole_1" calcext:value-type="string">
            <text:p>lh_frontalpole_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lh_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dialorbitofrontal_1</text:p>
          </table:table-cell>
          <table:table-cell table:number-columns-repeated="2"/>
          <table:table-cell table:formula="of:=CONCATENATE([.B75];[.D75])" office:value-type="string" office:string-value="lh_medialorbitofrontal_1" calcext:value-type="string">
            <text:p>lh_medialorbitofrontal_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h_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striangularis_1</text:p>
          </table:table-cell>
          <table:table-cell table:number-columns-repeated="2"/>
          <table:table-cell table:formula="of:=CONCATENATE([.B76];[.D76])" office:value-type="string" office:string-value="lh_parstriangularis_1" calcext:value-type="string">
            <text:p>lh_parstriangularis_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h_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sopercularis_1</text:p>
          </table:table-cell>
          <table:table-cell table:number-columns-repeated="2"/>
          <table:table-cell table:formula="of:=CONCATENATE([.B77];[.D77])" office:value-type="string" office:string-value="lh_parsopercularis_1" calcext:value-type="string">
            <text:p>lh_parsopercularis_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lh_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ostralmiddlefrontal_1</text:p>
          </table:table-cell>
          <table:table-cell table:number-columns-repeated="2"/>
          <table:table-cell table:formula="of:=CONCATENATE([.B78];[.D78])" office:value-type="string" office:string-value="lh_rostralmiddlefrontal_1" calcext:value-type="string">
            <text:p>lh_rostralmiddlefrontal_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lh_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stralmiddlefrontal_2</text:p>
          </table:table-cell>
          <table:table-cell table:number-columns-repeated="2"/>
          <table:table-cell table:formula="of:=CONCATENATE([.B79];[.D79])" office:value-type="string" office:string-value="lh_rostralmiddlefrontal_2" calcext:value-type="string">
            <text:p>lh_rostralmiddlefrontal_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h_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stralmiddlefrontal_3</text:p>
          </table:table-cell>
          <table:table-cell table:number-columns-repeated="2"/>
          <table:table-cell table:formula="of:=CONCATENATE([.B80];[.D80])" office:value-type="string" office:string-value="lh_rostralmiddlefrontal_3" calcext:value-type="string">
            <text:p>lh_rostralmiddlefrontal_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h_</text:p>
          </table:table-cell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superiorfrontal_1</text:p>
          </table:table-cell>
          <table:table-cell table:number-columns-repeated="2"/>
          <table:table-cell table:formula="of:=CONCATENATE([.B81];[.D81])" office:value-type="string" office:string-value="lh_superiorfrontal_1" calcext:value-type="string">
            <text:p>lh_superiorfrontal_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lh_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superiorfrontal_2</text:p>
          </table:table-cell>
          <table:table-cell table:number-columns-repeated="2"/>
          <table:table-cell table:formula="of:=CONCATENATE([.B82];[.D82])" office:value-type="string" office:string-value="lh_superiorfrontal_2" calcext:value-type="string">
            <text:p>lh_superiorfrontal_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h_</text:p>
          </table:table-cell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superiorfrontal_3</text:p>
          </table:table-cell>
          <table:table-cell table:number-columns-repeated="2"/>
          <table:table-cell table:formula="of:=CONCATENATE([.B83];[.D83])" office:value-type="string" office:string-value="lh_superiorfrontal_3" calcext:value-type="string">
            <text:p>lh_superiorfrontal_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lh_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uperiorfrontal_4</text:p>
          </table:table-cell>
          <table:table-cell table:number-columns-repeated="2"/>
          <table:table-cell table:formula="of:=CONCATENATE([.B84];[.D84])" office:value-type="string" office:string-value="lh_superiorfrontal_4" calcext:value-type="string">
            <text:p>lh_superiorfrontal_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lh_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udalmiddlefrontal_1</text:p>
          </table:table-cell>
          <table:table-cell table:number-columns-repeated="2"/>
          <table:table-cell table:formula="of:=CONCATENATE([.B85];[.D85])" office:value-type="string" office:string-value="lh_caudalmiddlefrontal_1" calcext:value-type="string">
            <text:p>lh_caudalmiddlefrontal_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lh_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ecentral_1</text:p>
          </table:table-cell>
          <table:table-cell table:number-columns-repeated="2"/>
          <table:table-cell table:formula="of:=CONCATENATE([.B86];[.D86])" office:value-type="string" office:string-value="lh_precentral_1" calcext:value-type="string">
            <text:p>lh_precentral_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lh_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ecentral_2</text:p>
          </table:table-cell>
          <table:table-cell table:number-columns-repeated="2"/>
          <table:table-cell table:formula="of:=CONCATENATE([.B87];[.D87])" office:value-type="string" office:string-value="lh_precentral_2" calcext:value-type="string">
            <text:p>lh_precentral_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h_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recentral_3</text:p>
          </table:table-cell>
          <table:table-cell table:number-columns-repeated="2"/>
          <table:table-cell table:formula="of:=CONCATENATE([.B88];[.D88])" office:value-type="string" office:string-value="lh_precentral_3" calcext:value-type="string">
            <text:p>lh_precentral_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lh_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ecentral_4</text:p>
          </table:table-cell>
          <table:table-cell table:number-columns-repeated="2"/>
          <table:table-cell table:formula="of:=CONCATENATE([.B89];[.D89])" office:value-type="string" office:string-value="lh_precentral_4" calcext:value-type="string">
            <text:p>lh_precentral_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lh_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central_1</text:p>
          </table:table-cell>
          <table:table-cell table:number-columns-repeated="2"/>
          <table:table-cell table:formula="of:=CONCATENATE([.B90];[.D90])" office:value-type="string" office:string-value="lh_paracentral_1" calcext:value-type="string">
            <text:p>lh_paracentral_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h_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ostralanteriorcingulate_1</text:p>
          </table:table-cell>
          <table:table-cell table:number-columns-repeated="2"/>
          <table:table-cell table:formula="of:=CONCATENATE([.B91];[.D91])" office:value-type="string" office:string-value="lh_rostralanteriorcingulate_1" calcext:value-type="string">
            <text:p>lh_rostralanteriorcingulate_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lh_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udalanteriorcingulate_1</text:p>
          </table:table-cell>
          <table:table-cell table:number-columns-repeated="2"/>
          <table:table-cell table:formula="of:=CONCATENATE([.B92];[.D92])" office:value-type="string" office:string-value="lh_caudalanteriorcingulate_1" calcext:value-type="string">
            <text:p>lh_caudalanteriorcingulate_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lh_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eriorcingulate_1</text:p>
          </table:table-cell>
          <table:table-cell table:number-columns-repeated="2"/>
          <table:table-cell table:formula="of:=CONCATENATE([.B93];[.D93])" office:value-type="string" office:string-value="lh_posteriorcingulate_1" calcext:value-type="string">
            <text:p>lh_posteriorcingulate_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h_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sthmuscingulate_1</text:p>
          </table:table-cell>
          <table:table-cell table:number-columns-repeated="2"/>
          <table:table-cell table:formula="of:=CONCATENATE([.B94];[.D94])" office:value-type="string" office:string-value="lh_isthmuscingulate_1" calcext:value-type="string">
            <text:p>lh_isthmuscingulate_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h_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ostcentral_1</text:p>
          </table:table-cell>
          <table:table-cell table:number-columns-repeated="2"/>
          <table:table-cell table:formula="of:=CONCATENATE([.B95];[.D95])" office:value-type="string" office:string-value="lh_postcentral_1" calcext:value-type="string">
            <text:p>lh_postcentral_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lh_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stcentral_2</text:p>
          </table:table-cell>
          <table:table-cell table:number-columns-repeated="2"/>
          <table:table-cell table:formula="of:=CONCATENATE([.B96];[.D96])" office:value-type="string" office:string-value="lh_postcentral_2" calcext:value-type="string">
            <text:p>lh_postcentral_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lh_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stcentral_3</text:p>
          </table:table-cell>
          <table:table-cell table:number-columns-repeated="2"/>
          <table:table-cell table:formula="of:=CONCATENATE([.B97];[.D97])" office:value-type="string" office:string-value="lh_postcentral_3" calcext:value-type="string">
            <text:p>lh_postcentral_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h_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pramarginal_1</text:p>
          </table:table-cell>
          <table:table-cell table:number-columns-repeated="2"/>
          <table:table-cell table:formula="of:=CONCATENATE([.B98];[.D98])" office:value-type="string" office:string-value="lh_supramarginal_1" calcext:value-type="string">
            <text:p>lh_supramarginal_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h_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upramarginal_2</text:p>
          </table:table-cell>
          <table:table-cell table:number-columns-repeated="2"/>
          <table:table-cell table:formula="of:=CONCATENATE([.B99];[.D99])" office:value-type="string" office:string-value="lh_supramarginal_2" calcext:value-type="string">
            <text:p>lh_supramarginal_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h_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uperiorparietal_1</text:p>
          </table:table-cell>
          <table:table-cell table:number-columns-repeated="2"/>
          <table:table-cell table:formula="of:=CONCATENATE([.B100];[.D100])" office:value-type="string" office:string-value="lh_superiorparietal_1" calcext:value-type="string">
            <text:p>lh_superiorparietal_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h_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uperiorparietal_2</text:p>
          </table:table-cell>
          <table:table-cell table:number-columns-repeated="2"/>
          <table:table-cell table:formula="of:=CONCATENATE([.B101];[.D101])" office:value-type="string" office:string-value="lh_superiorparietal_2" calcext:value-type="string">
            <text:p>lh_superiorparietal_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h_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uperiorparietal_3</text:p>
          </table:table-cell>
          <table:table-cell table:number-columns-repeated="2"/>
          <table:table-cell table:formula="of:=CONCATENATE([.B102];[.D102])" office:value-type="string" office:string-value="lh_superiorparietal_3" calcext:value-type="string">
            <text:p>lh_superiorparietal_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h_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feriorparietal_1</text:p>
          </table:table-cell>
          <table:table-cell table:number-columns-repeated="2"/>
          <table:table-cell table:formula="of:=CONCATENATE([.B103];[.D103])" office:value-type="string" office:string-value="lh_inferiorparietal_1" calcext:value-type="string">
            <text:p>lh_inferiorparietal_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h_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feriorparietal_2</text:p>
          </table:table-cell>
          <table:table-cell table:number-columns-repeated="2"/>
          <table:table-cell table:formula="of:=CONCATENATE([.B104];[.D104])" office:value-type="string" office:string-value="lh_inferiorparietal_2" calcext:value-type="string">
            <text:p>lh_inferiorparietal_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h_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ecuneus_1</text:p>
          </table:table-cell>
          <table:table-cell table:number-columns-repeated="2"/>
          <table:table-cell table:formula="of:=CONCATENATE([.B105];[.D105])" office:value-type="string" office:string-value="lh_precuneus_1" calcext:value-type="string">
            <text:p>lh_precuneus_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h_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ecuneus_2</text:p>
          </table:table-cell>
          <table:table-cell table:number-columns-repeated="2"/>
          <table:table-cell table:formula="of:=CONCATENATE([.B106];[.D106])" office:value-type="string" office:string-value="lh_precuneus_2" calcext:value-type="string">
            <text:p>lh_precuneus_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lh_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uneus_1</text:p>
          </table:table-cell>
          <table:table-cell table:number-columns-repeated="2"/>
          <table:table-cell table:formula="of:=CONCATENATE([.B107];[.D107])" office:value-type="string" office:string-value="lh_cuneus_1" calcext:value-type="string">
            <text:p>lh_cuneus_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lh_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ericalcarine_1</text:p>
          </table:table-cell>
          <table:table-cell table:number-columns-repeated="2"/>
          <table:table-cell table:formula="of:=CONCATENATE([.B108];[.D108])" office:value-type="string" office:string-value="lh_pericalcarine_1" calcext:value-type="string">
            <text:p>lh_pericalcarine_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h_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teraloccipital_1</text:p>
          </table:table-cell>
          <table:table-cell table:number-columns-repeated="2"/>
          <table:table-cell table:formula="of:=CONCATENATE([.B109];[.D109])" office:value-type="string" office:string-value="lh_lateraloccipital_1" calcext:value-type="string">
            <text:p>lh_lateraloccipital_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lh_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eraloccipital_2</text:p>
          </table:table-cell>
          <table:table-cell table:number-columns-repeated="2"/>
          <table:table-cell table:formula="of:=CONCATENATE([.B110];[.D110])" office:value-type="string" office:string-value="lh_lateraloccipital_2" calcext:value-type="string">
            <text:p>lh_lateraloccipital_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lh_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ingual_1</text:p>
          </table:table-cell>
          <table:table-cell table:number-columns-repeated="2"/>
          <table:table-cell table:formula="of:=CONCATENATE([.B111];[.D111])" office:value-type="string" office:string-value="lh_lingual_1" calcext:value-type="string">
            <text:p>lh_lingual_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h_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ingual_2</text:p>
          </table:table-cell>
          <table:table-cell table:number-columns-repeated="2"/>
          <table:table-cell table:formula="of:=CONCATENATE([.B112];[.D112])" office:value-type="string" office:string-value="lh_lingual_2" calcext:value-type="string">
            <text:p>lh_lingual_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h_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usiform_1</text:p>
          </table:table-cell>
          <table:table-cell table:number-columns-repeated="2"/>
          <table:table-cell table:formula="of:=CONCATENATE([.B113];[.D113])" office:value-type="string" office:string-value="lh_fusiform_1" calcext:value-type="string">
            <text:p>lh_fusiform_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h_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usiform_2</text:p>
          </table:table-cell>
          <table:table-cell table:number-columns-repeated="2"/>
          <table:table-cell table:formula="of:=CONCATENATE([.B114];[.D114])" office:value-type="string" office:string-value="lh_fusiform_2" calcext:value-type="string">
            <text:p>lh_fusiform_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lh_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hippocampal_1</text:p>
          </table:table-cell>
          <table:table-cell table:number-columns-repeated="2"/>
          <table:table-cell table:formula="of:=CONCATENATE([.B115];[.D115])" office:value-type="string" office:string-value="lh_parahippocampal_1" calcext:value-type="string">
            <text:p>lh_parahippocampal_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lh_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torhinal_1</text:p>
          </table:table-cell>
          <table:table-cell table:number-columns-repeated="2"/>
          <table:table-cell table:formula="of:=CONCATENATE([.B116];[.D116])" office:value-type="string" office:string-value="lh_entorhinal_1" calcext:value-type="string">
            <text:p>lh_entorhinal_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lh_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mporalpole_1</text:p>
          </table:table-cell>
          <table:table-cell table:number-columns-repeated="2"/>
          <table:table-cell table:formula="of:=CONCATENATE([.B117];[.D117])" office:value-type="string" office:string-value="lh_temporalpole_1" calcext:value-type="string">
            <text:p>lh_temporalpole_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lh_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feriortemporal_1</text:p>
          </table:table-cell>
          <table:table-cell table:number-columns-repeated="2"/>
          <table:table-cell table:formula="of:=CONCATENATE([.B118];[.D118])" office:value-type="string" office:string-value="lh_inferiortemporal_1" calcext:value-type="string">
            <text:p>lh_inferiortemporal_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h_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nferiortemporal_2</text:p>
          </table:table-cell>
          <table:table-cell table:number-columns-repeated="2"/>
          <table:table-cell table:formula="of:=CONCATENATE([.B119];[.D119])" office:value-type="string" office:string-value="lh_inferiortemporal_2" calcext:value-type="string">
            <text:p>lh_inferiortemporal_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lh_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iddletemporal_1</text:p>
          </table:table-cell>
          <table:table-cell table:number-columns-repeated="2"/>
          <table:table-cell table:formula="of:=CONCATENATE([.B120];[.D120])" office:value-type="string" office:string-value="lh_middletemporal_1" calcext:value-type="string">
            <text:p>lh_middletemporal_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lh_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iddletemporal_2</text:p>
          </table:table-cell>
          <table:table-cell table:number-columns-repeated="2"/>
          <table:table-cell table:formula="of:=CONCATENATE([.B121];[.D121])" office:value-type="string" office:string-value="lh_middletemporal_2" calcext:value-type="string">
            <text:p>lh_middletemporal_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h_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nkssts_1</text:p>
          </table:table-cell>
          <table:table-cell table:number-columns-repeated="2"/>
          <table:table-cell table:formula="of:=CONCATENATE([.B122];[.D122])" office:value-type="string" office:string-value="lh_bankssts_1" calcext:value-type="string">
            <text:p>lh_bankssts_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h_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uperiortemporal_1</text:p>
          </table:table-cell>
          <table:table-cell table:number-columns-repeated="2"/>
          <table:table-cell table:formula="of:=CONCATENATE([.B123];[.D123])" office:value-type="string" office:string-value="lh_superiortemporal_1" calcext:value-type="string">
            <text:p>lh_superiortemporal_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h_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uperiortemporal_2</text:p>
          </table:table-cell>
          <table:table-cell table:number-columns-repeated="2"/>
          <table:table-cell table:formula="of:=CONCATENATE([.B124];[.D124])" office:value-type="string" office:string-value="lh_superiortemporal_2" calcext:value-type="string">
            <text:p>lh_superiortemporal_2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h_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ransversetemporal_1</text:p>
          </table:table-cell>
          <table:table-cell table:number-columns-repeated="2"/>
          <table:table-cell table:formula="of:=CONCATENATE([.B125];[.D125])" office:value-type="string" office:string-value="lh_transversetemporal_1" calcext:value-type="string">
            <text:p>lh_transversetemporal_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lh_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sula_1</text:p>
          </table:table-cell>
          <table:table-cell table:number-columns-repeated="2"/>
          <table:table-cell table:formula="of:=CONCATENATE([.B126];[.D126])" office:value-type="string" office:string-value="lh_insula_1" calcext:value-type="string">
            <text:p>lh_insula_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lh_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sula_2</text:p>
          </table:table-cell>
          <table:table-cell table:number-columns-repeated="2"/>
          <table:table-cell table:formula="of:=CONCATENATE([.B127];[.D127])" office:value-type="string" office:string-value="lh_insula_2" calcext:value-type="string">
            <text:p>lh_insula_2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lh_</text:p>
          </table:table-cell>
          <table:table-cell office:value-type="float" office:value="122" calcext:value-type="float">
            <text:p>122</text:p>
          </table:table-cell>
          <table:table-cell table:style-name="ce10" office:value-type="string" calcext:value-type="string">
            <text:p>thalamusproper</text:p>
          </table:table-cell>
          <table:table-cell table:number-columns-repeated="2"/>
          <table:table-cell table:formula="of:=CONCATENATE([.B128];[.D128])" office:value-type="string" office:string-value="lh_thalamusproper" calcext:value-type="string">
            <text:p>lh_thalamusproper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lh_</text:p>
          </table:table-cell>
          <table:table-cell office:value-type="float" office:value="123" calcext:value-type="float">
            <text:p>123</text:p>
          </table:table-cell>
          <table:table-cell table:style-name="ce10" office:value-type="string" calcext:value-type="string">
            <text:p>caudate</text:p>
          </table:table-cell>
          <table:table-cell table:number-columns-repeated="2"/>
          <table:table-cell table:formula="of:=CONCATENATE([.B129];[.D129])" office:value-type="string" office:string-value="lh_caudate" calcext:value-type="string">
            <text:p>lh_caudate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lh_</text:p>
          </table:table-cell>
          <table:table-cell office:value-type="float" office:value="124" calcext:value-type="float">
            <text:p>124</text:p>
          </table:table-cell>
          <table:table-cell table:style-name="ce10" office:value-type="string" calcext:value-type="string">
            <text:p>putamen</text:p>
          </table:table-cell>
          <table:table-cell table:number-columns-repeated="2"/>
          <table:table-cell table:formula="of:=CONCATENATE([.B130];[.D130])" office:value-type="string" office:string-value="lh_putamen" calcext:value-type="string">
            <text:p>lh_putamen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lh_</text:p>
          </table:table-cell>
          <table:table-cell office:value-type="float" office:value="125" calcext:value-type="float">
            <text:p>125</text:p>
          </table:table-cell>
          <table:table-cell table:style-name="ce10" office:value-type="string" calcext:value-type="string">
            <text:p>pallidum</text:p>
          </table:table-cell>
          <table:table-cell table:number-columns-repeated="2"/>
          <table:table-cell table:formula="of:=CONCATENATE([.B131];[.D131])" office:value-type="string" office:string-value="lh_pallidum" calcext:value-type="string">
            <text:p>lh_pallidum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lh_</text:p>
          </table:table-cell>
          <table:table-cell office:value-type="float" office:value="126" calcext:value-type="float">
            <text:p>126</text:p>
          </table:table-cell>
          <table:table-cell table:style-name="ce10" office:value-type="string" calcext:value-type="string">
            <text:p>accumbensarea</text:p>
          </table:table-cell>
          <table:table-cell table:number-columns-repeated="2"/>
          <table:table-cell table:formula="of:=CONCATENATE([.B132];[.D132])" office:value-type="string" office:string-value="lh_accumbensarea" calcext:value-type="string">
            <text:p>lh_accumbensarea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lh_</text:p>
          </table:table-cell>
          <table:table-cell office:value-type="float" office:value="127" calcext:value-type="float">
            <text:p>127</text:p>
          </table:table-cell>
          <table:table-cell table:style-name="ce10" office:value-type="string" calcext:value-type="string">
            <text:p>hyppocampus</text:p>
          </table:table-cell>
          <table:table-cell table:number-columns-repeated="2"/>
          <table:table-cell table:formula="of:=CONCATENATE([.B133];[.D133])" office:value-type="string" office:string-value="lh_hyppocampus" calcext:value-type="string">
            <text:p>lh_hyppocampus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lh_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amygdala</text:p>
          </table:table-cell>
          <table:table-cell table:number-columns-repeated="2"/>
          <table:table-cell table:formula="of:=CONCATENATE([.B134];[.D134])" office:value-type="string" office:string-value="lh_amygdala" calcext:value-type="string">
            <text:p>lh_amygdala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lh_</text:p>
          </table:table-cell>
          <table:table-cell office:value-type="float" office:value="129" calcext:value-type="float">
            <text:p>129</text:p>
          </table:table-cell>
          <table:table-cell table:style-name="ce14" office:value-type="string" calcext:value-type="string">
            <text:p>brainstem</text:p>
          </table:table-cell>
          <table:table-cell table:number-columns-repeated="2"/>
          <table:table-cell table:formula="of:=CONCATENATE([.B135];[.D135])" office:value-type="string" office:string-value="lh_brainstem" calcext:value-type="string">
            <text:p>lh_brainstem</text:p>
          </table:table-cell>
        </table:table-row>
      </table:table>
      <table:table table:name="234x234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9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8" office:value-type="string" calcext:value-type="string">
            <text:p>LABEL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lateralorbitofrontal_1</text:p>
          </table:table-cell>
          <table:table-cell table:number-columns-repeated="2"/>
          <table:table-cell table:formula="of:=CONCATENATE([.B7];[.D7])" office:value-type="string" office:string-value="rh_lateralorbitofrontal_1" calcext:value-type="string">
            <text:p>rh_lateralorbitofrontal_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ateralorbitofrontal_2</text:p>
          </table:table-cell>
          <table:table-cell table:number-columns-repeated="2"/>
          <table:table-cell table:formula="of:=CONCATENATE([.B8];[.D8])" office:value-type="string" office:string-value="rh_lateralorbitofrontal_2" calcext:value-type="string">
            <text:p>rh_lateralorbitofrontal_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eralorbitofrontal_3</text:p>
          </table:table-cell>
          <table:table-cell table:number-columns-repeated="2"/>
          <table:table-cell table:formula="of:=CONCATENATE([.B9];[.D9])" office:value-type="string" office:string-value="rh_lateralorbitofrontal_3" calcext:value-type="string">
            <text:p>rh_lateralorbitofrontal_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lateralorbitofrontal_4</text:p>
          </table:table-cell>
          <table:table-cell table:number-columns-repeated="2"/>
          <table:table-cell table:formula="of:=CONCATENATE([.B10];[.D10])" office:value-type="string" office:string-value="rh_lateralorbitofrontal_4" calcext:value-type="string">
            <text:p>rh_lateralorbitofrontal_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parsorbitalis_1</text:p>
          </table:table-cell>
          <table:table-cell table:number-columns-repeated="2"/>
          <table:table-cell table:formula="of:=CONCATENATE([.B11];[.D11])" office:value-type="string" office:string-value="rh_parsorbitalis_1" calcext:value-type="string">
            <text:p>rh_parsorbitalis_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rontalpole_1</text:p>
          </table:table-cell>
          <table:table-cell table:number-columns-repeated="2"/>
          <table:table-cell table:formula="of:=CONCATENATE([.B12];[.D12])" office:value-type="string" office:string-value="rh_frontalpole_1" calcext:value-type="string">
            <text:p>rh_frontalpole_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medialorbitofrontal_1</text:p>
          </table:table-cell>
          <table:table-cell table:number-columns-repeated="2"/>
          <table:table-cell table:formula="of:=CONCATENATE([.B13];[.D13])" office:value-type="string" office:string-value="rh_medialorbitofrontal_1" calcext:value-type="string">
            <text:p>rh_medialorbitofrontal_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medialorbitofrontal_2</text:p>
          </table:table-cell>
          <table:table-cell table:number-columns-repeated="2"/>
          <table:table-cell table:formula="of:=CONCATENATE([.B14];[.D14])" office:value-type="string" office:string-value="rh_medialorbitofrontal_2" calcext:value-type="string">
            <text:p>rh_medialorbitofrontal_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medialorbitofrontal_3</text:p>
          </table:table-cell>
          <table:table-cell table:number-columns-repeated="2"/>
          <table:table-cell table:formula="of:=CONCATENATE([.B15];[.D15])" office:value-type="string" office:string-value="rh_medialorbitofrontal_3" calcext:value-type="string">
            <text:p>rh_medialorbitofrontal_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parstriangularis_1</text:p>
          </table:table-cell>
          <table:table-cell table:number-columns-repeated="2"/>
          <table:table-cell table:formula="of:=CONCATENATE([.B16];[.D16])" office:value-type="string" office:string-value="rh_parstriangularis_1" calcext:value-type="string">
            <text:p>rh_parstriangularis_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parstriangularis_2</text:p>
          </table:table-cell>
          <table:table-cell table:number-columns-repeated="2"/>
          <table:table-cell table:formula="of:=CONCATENATE([.B17];[.D17])" office:value-type="string" office:string-value="rh_parstriangularis_2" calcext:value-type="string">
            <text:p>rh_parstriangularis_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arsopercularis_1</text:p>
          </table:table-cell>
          <table:table-cell table:number-columns-repeated="2"/>
          <table:table-cell table:formula="of:=CONCATENATE([.B18];[.D18])" office:value-type="string" office:string-value="rh_parsopercularis_1" calcext:value-type="string">
            <text:p>rh_parsopercularis_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parsopercularis_2</text:p>
          </table:table-cell>
          <table:table-cell table:number-columns-repeated="2"/>
          <table:table-cell table:formula="of:=CONCATENATE([.B19];[.D19])" office:value-type="string" office:string-value="rh_parsopercularis_2" calcext:value-type="string">
            <text:p>rh_parsopercularis_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rostralmiddlefrontal_1</text:p>
          </table:table-cell>
          <table:table-cell table:number-columns-repeated="2"/>
          <table:table-cell table:formula="of:=CONCATENATE([.B20];[.D20])" office:value-type="string" office:string-value="rh_rostralmiddlefrontal_1" calcext:value-type="string">
            <text:p>rh_rostralmiddlefrontal_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rostralmiddlefrontal_2</text:p>
          </table:table-cell>
          <table:table-cell table:number-columns-repeated="2"/>
          <table:table-cell table:formula="of:=CONCATENATE([.B21];[.D21])" office:value-type="string" office:string-value="rh_rostralmiddlefrontal_2" calcext:value-type="string">
            <text:p>rh_rostralmiddlefrontal_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rostralmiddlefrontal_3</text:p>
          </table:table-cell>
          <table:table-cell table:number-columns-repeated="2"/>
          <table:table-cell table:formula="of:=CONCATENATE([.B22];[.D22])" office:value-type="string" office:string-value="rh_rostralmiddlefrontal_3" calcext:value-type="string">
            <text:p>rh_rostralmiddlefrontal_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rostralmiddlefrontal_4 </text:p>
          </table:table-cell>
          <table:table-cell table:number-columns-repeated="2"/>
          <table:table-cell table:formula="of:=CONCATENATE([.B23];[.D23])" office:value-type="string" office:string-value="rh_rostralmiddlefrontal_4 " calcext:value-type="string">
            <text:p>rh_rostralmiddlefrontal_4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rostralmiddlefrontal_5 </text:p>
          </table:table-cell>
          <table:table-cell table:number-columns-repeated="2"/>
          <table:table-cell table:formula="of:=CONCATENATE([.B24];[.D24])" office:value-type="string" office:string-value="rh_rostralmiddlefrontal_5 " calcext:value-type="string">
            <text:p>rh_rostralmiddlefrontal_5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rostralmiddlefrontal_6</text:p>
          </table:table-cell>
          <table:table-cell table:number-columns-repeated="2"/>
          <table:table-cell table:formula="of:=CONCATENATE([.B25];[.D25])" office:value-type="string" office:string-value="rh_rostralmiddlefrontal_6" calcext:value-type="string">
            <text:p>rh_rostralmiddlefrontal_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superiorfrontal_1</text:p>
          </table:table-cell>
          <table:table-cell table:number-columns-repeated="2"/>
          <table:table-cell table:formula="of:=CONCATENATE([.B26];[.D26])" office:value-type="string" office:string-value="rh_superiorfrontal_1" calcext:value-type="string">
            <text:p>rh_superiorfrontal_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superiorfrontal_2</text:p>
          </table:table-cell>
          <table:table-cell table:number-columns-repeated="2"/>
          <table:table-cell table:formula="of:=CONCATENATE([.B27];[.D27])" office:value-type="string" office:string-value="rh_superiorfrontal_2" calcext:value-type="string">
            <text:p>rh_superiorfrontal_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superiorfrontal_3</text:p>
          </table:table-cell>
          <table:table-cell table:number-columns-repeated="2"/>
          <table:table-cell table:formula="of:=CONCATENATE([.B28];[.D28])" office:value-type="string" office:string-value="rh_superiorfrontal_3" calcext:value-type="string">
            <text:p>rh_superiorfrontal_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superiorfrontal_4</text:p>
          </table:table-cell>
          <table:table-cell table:number-columns-repeated="2"/>
          <table:table-cell table:formula="of:=CONCATENATE([.B29];[.D29])" office:value-type="string" office:string-value="rh_superiorfrontal_4" calcext:value-type="string">
            <text:p>rh_superiorfrontal_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superiorfrontal_5</text:p>
          </table:table-cell>
          <table:table-cell table:number-columns-repeated="2"/>
          <table:table-cell table:formula="of:=CONCATENATE([.B30];[.D30])" office:value-type="string" office:string-value="rh_superiorfrontal_5" calcext:value-type="string">
            <text:p>rh_superiorfrontal_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uperiorfrontal_6</text:p>
          </table:table-cell>
          <table:table-cell table:number-columns-repeated="2"/>
          <table:table-cell table:formula="of:=CONCATENATE([.B31];[.D31])" office:value-type="string" office:string-value="rh_superiorfrontal_6" calcext:value-type="string">
            <text:p>rh_superiorfrontal_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uperiorfrontal_7</text:p>
          </table:table-cell>
          <table:table-cell table:number-columns-repeated="2"/>
          <table:table-cell table:formula="of:=CONCATENATE([.B32];[.D32])" office:value-type="string" office:string-value="rh_superiorfrontal_7" calcext:value-type="string">
            <text:p>rh_superiorfrontal_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superiorfrontal_8</text:p>
          </table:table-cell>
          <table:table-cell table:number-columns-repeated="2"/>
          <table:table-cell table:formula="of:=CONCATENATE([.B33];[.D33])" office:value-type="string" office:string-value="rh_superiorfrontal_8" calcext:value-type="string">
            <text:p>rh_superiorfrontal_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caudalmiddlefrontal_1</text:p>
          </table:table-cell>
          <table:table-cell table:number-columns-repeated="2"/>
          <table:table-cell table:formula="of:=CONCATENATE([.B34];[.D34])" office:value-type="string" office:string-value="rh_caudalmiddlefrontal_1" calcext:value-type="string">
            <text:p>rh_caudalmiddlefrontal_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caudalmiddlefrontal_2</text:p>
          </table:table-cell>
          <table:table-cell table:number-columns-repeated="2"/>
          <table:table-cell table:formula="of:=CONCATENATE([.B35];[.D35])" office:value-type="string" office:string-value="rh_caudalmiddlefrontal_2" calcext:value-type="string">
            <text:p>rh_caudalmiddlefrontal_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caudalmiddlefrontal_3</text:p>
          </table:table-cell>
          <table:table-cell table:number-columns-repeated="2"/>
          <table:table-cell table:formula="of:=CONCATENATE([.B36];[.D36])" office:value-type="string" office:string-value="rh_caudalmiddlefrontal_3" calcext:value-type="string">
            <text:p>rh_caudalmiddlefrontal_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precentral_1</text:p>
          </table:table-cell>
          <table:table-cell table:number-columns-repeated="2"/>
          <table:table-cell table:formula="of:=CONCATENATE([.B37];[.D37])" office:value-type="string" office:string-value="rh_precentral_1" calcext:value-type="string">
            <text:p>rh_precentral_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precentral_2</text:p>
          </table:table-cell>
          <table:table-cell table:number-columns-repeated="2"/>
          <table:table-cell table:formula="of:=CONCATENATE([.B38];[.D38])" office:value-type="string" office:string-value="rh_precentral_2" calcext:value-type="string">
            <text:p>rh_precentral_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precentral_3</text:p>
          </table:table-cell>
          <table:table-cell table:number-columns-repeated="2"/>
          <table:table-cell table:formula="of:=CONCATENATE([.B39];[.D39])" office:value-type="string" office:string-value="rh_precentral_3" calcext:value-type="string">
            <text:p>rh_precentral_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precentral_4</text:p>
          </table:table-cell>
          <table:table-cell table:number-columns-repeated="2"/>
          <table:table-cell table:formula="of:=CONCATENATE([.B40];[.D40])" office:value-type="string" office:string-value="rh_precentral_4" calcext:value-type="string">
            <text:p>rh_precentral_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precentral_5</text:p>
          </table:table-cell>
          <table:table-cell table:number-columns-repeated="2"/>
          <table:table-cell table:formula="of:=CONCATENATE([.B41];[.D41])" office:value-type="string" office:string-value="rh_precentral_5" calcext:value-type="string">
            <text:p>rh_precentral_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precentral_6</text:p>
          </table:table-cell>
          <table:table-cell table:number-columns-repeated="2"/>
          <table:table-cell table:formula="of:=CONCATENATE([.B42];[.D42])" office:value-type="string" office:string-value="rh_precentral_6" calcext:value-type="string">
            <text:p>rh_precentral_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paracentral_1</text:p>
          </table:table-cell>
          <table:table-cell table:number-columns-repeated="2"/>
          <table:table-cell table:formula="of:=CONCATENATE([.B43];[.D43])" office:value-type="string" office:string-value="rh_paracentral_1" calcext:value-type="string">
            <text:p>rh_paracentral_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paracentral_2</text:p>
          </table:table-cell>
          <table:table-cell table:number-columns-repeated="2"/>
          <table:table-cell table:formula="of:=CONCATENATE([.B44];[.D44])" office:value-type="string" office:string-value="rh_paracentral_2" calcext:value-type="string">
            <text:p>rh_paracentral_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paracentral_3</text:p>
          </table:table-cell>
          <table:table-cell table:number-columns-repeated="2"/>
          <table:table-cell table:formula="of:=CONCATENATE([.B45];[.D45])" office:value-type="string" office:string-value="rh_paracentral_3" calcext:value-type="string">
            <text:p>rh_paracentral_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rostralanteriorcingulate_1</text:p>
          </table:table-cell>
          <table:table-cell table:number-columns-repeated="2"/>
          <table:table-cell table:formula="of:=CONCATENATE([.B46];[.D46])" office:value-type="string" office:string-value="rh_rostralanteriorcingulate_1" calcext:value-type="string">
            <text:p>rh_rostralanteriorcingulate_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caudalanteriorcingulate_1</text:p>
          </table:table-cell>
          <table:table-cell table:number-columns-repeated="2"/>
          <table:table-cell table:formula="of:=CONCATENATE([.B47];[.D47])" office:value-type="string" office:string-value="rh_caudalanteriorcingulate_1" calcext:value-type="string">
            <text:p>rh_caudalanteriorcingulate_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posteriorcingulate_1</text:p>
          </table:table-cell>
          <table:table-cell table:number-columns-repeated="2"/>
          <table:table-cell table:formula="of:=CONCATENATE([.B48];[.D48])" office:value-type="string" office:string-value="rh_posteriorcingulate_1" calcext:value-type="string">
            <text:p>rh_posteriorcingulate_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posteriorcingulate_2</text:p>
          </table:table-cell>
          <table:table-cell table:number-columns-repeated="2"/>
          <table:table-cell table:formula="of:=CONCATENATE([.B49];[.D49])" office:value-type="string" office:string-value="rh_posteriorcingulate_2" calcext:value-type="string">
            <text:p>rh_posteriorcingulate_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isthmuscingulate_1</text:p>
          </table:table-cell>
          <table:table-cell table:number-columns-repeated="2"/>
          <table:table-cell table:formula="of:=CONCATENATE([.B50];[.D50])" office:value-type="string" office:string-value="rh_isthmuscingulate_1" calcext:value-type="string">
            <text:p>rh_isthmuscingulate_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postcentral_1</text:p>
          </table:table-cell>
          <table:table-cell table:number-columns-repeated="2"/>
          <table:table-cell table:formula="of:=CONCATENATE([.B51];[.D51])" office:value-type="string" office:string-value="rh_postcentral_1" calcext:value-type="string">
            <text:p>rh_postcentral_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postcentral_2</text:p>
          </table:table-cell>
          <table:table-cell table:number-columns-repeated="2"/>
          <table:table-cell table:formula="of:=CONCATENATE([.B52];[.D52])" office:value-type="string" office:string-value="rh_postcentral_2" calcext:value-type="string">
            <text:p>rh_postcentral_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postcentral_3</text:p>
          </table:table-cell>
          <table:table-cell table:number-columns-repeated="2"/>
          <table:table-cell table:formula="of:=CONCATENATE([.B53];[.D53])" office:value-type="string" office:string-value="rh_postcentral_3" calcext:value-type="string">
            <text:p>rh_postcentral_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postcentral_4</text:p>
          </table:table-cell>
          <table:table-cell table:number-columns-repeated="2"/>
          <table:table-cell table:formula="of:=CONCATENATE([.B54];[.D54])" office:value-type="string" office:string-value="rh_postcentral_4" calcext:value-type="string">
            <text:p>rh_postcentral_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postcentral_5</text:p>
          </table:table-cell>
          <table:table-cell table:number-columns-repeated="2"/>
          <table:table-cell table:formula="of:=CONCATENATE([.B55];[.D55])" office:value-type="string" office:string-value="rh_postcentral_5" calcext:value-type="string">
            <text:p>rh_postcentral_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supramarginal_1</text:p>
          </table:table-cell>
          <table:table-cell table:number-columns-repeated="2"/>
          <table:table-cell table:formula="of:=CONCATENATE([.B56];[.D56])" office:value-type="string" office:string-value="rh_supramarginal_1" calcext:value-type="string">
            <text:p>rh_supramarginal_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supramarginal_2</text:p>
          </table:table-cell>
          <table:table-cell table:number-columns-repeated="2"/>
          <table:table-cell table:formula="of:=CONCATENATE([.B57];[.D57])" office:value-type="string" office:string-value="rh_supramarginal_2" calcext:value-type="string">
            <text:p>rh_supramarginal_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supramarginal_3</text:p>
          </table:table-cell>
          <table:table-cell table:number-columns-repeated="2"/>
          <table:table-cell table:formula="of:=CONCATENATE([.B58];[.D58])" office:value-type="string" office:string-value="rh_supramarginal_3" calcext:value-type="string">
            <text:p>rh_supramarginal_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supramarginal_4</text:p>
          </table:table-cell>
          <table:table-cell table:number-columns-repeated="2"/>
          <table:table-cell table:formula="of:=CONCATENATE([.B59];[.D59])" office:value-type="string" office:string-value="rh_supramarginal_4" calcext:value-type="string">
            <text:p>rh_supramarginal_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superiorparietal_1</text:p>
          </table:table-cell>
          <table:table-cell table:number-columns-repeated="2"/>
          <table:table-cell table:formula="of:=CONCATENATE([.B60];[.D60])" office:value-type="string" office:string-value="rh_superiorparietal_1" calcext:value-type="string">
            <text:p>rh_superiorparietal_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superiorparietal_2</text:p>
          </table:table-cell>
          <table:table-cell table:number-columns-repeated="2"/>
          <table:table-cell table:formula="of:=CONCATENATE([.B61];[.D61])" office:value-type="string" office:string-value="rh_superiorparietal_2" calcext:value-type="string">
            <text:p>rh_superiorparietal_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superiorparietal_3</text:p>
          </table:table-cell>
          <table:table-cell table:number-columns-repeated="2"/>
          <table:table-cell table:formula="of:=CONCATENATE([.B62];[.D62])" office:value-type="string" office:string-value="rh_superiorparietal_3" calcext:value-type="string">
            <text:p>rh_superiorparietal_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superiorparietal_4</text:p>
          </table:table-cell>
          <table:table-cell table:number-columns-repeated="2"/>
          <table:table-cell table:formula="of:=CONCATENATE([.B63];[.D63])" office:value-type="string" office:string-value="rh_superiorparietal_4" calcext:value-type="string">
            <text:p>rh_superiorparietal_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superiorparietal_5</text:p>
          </table:table-cell>
          <table:table-cell table:number-columns-repeated="2"/>
          <table:table-cell table:formula="of:=CONCATENATE([.B64];[.D64])" office:value-type="string" office:string-value="rh_superiorparietal_5" calcext:value-type="string">
            <text:p>rh_superiorparietal_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superiorparietal_6</text:p>
          </table:table-cell>
          <table:table-cell table:number-columns-repeated="2"/>
          <table:table-cell table:formula="of:=CONCATENATE([.B65];[.D65])" office:value-type="string" office:string-value="rh_superiorparietal_6" calcext:value-type="string">
            <text:p>rh_superiorparietal_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superiorparietal_7</text:p>
          </table:table-cell>
          <table:table-cell table:number-columns-repeated="2"/>
          <table:table-cell table:formula="of:=CONCATENATE([.B66];[.D66])" office:value-type="string" office:string-value="rh_superiorparietal_7" calcext:value-type="string">
            <text:p>rh_superiorparietal_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inferiorparietal_1</text:p>
          </table:table-cell>
          <table:table-cell table:number-columns-repeated="2"/>
          <table:table-cell table:formula="of:=CONCATENATE([.B67];[.D67])" office:value-type="string" office:string-value="rh_inferiorparietal_1" calcext:value-type="string">
            <text:p>rh_inferiorparietal_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2" calcext:value-type="float">
            <text:p>62</text:p>
          </table:table-cell>
          <table:table-cell office:value-type="string" calcext:value-type="string">
            <text:p>inferiorparietal_2</text:p>
          </table:table-cell>
          <table:table-cell table:number-columns-repeated="2"/>
          <table:table-cell table:formula="of:=CONCATENATE([.B68];[.D68])" office:value-type="string" office:string-value="rh_inferiorparietal_2" calcext:value-type="string">
            <text:p>rh_inferiorparietal_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inferiorparietal_3</text:p>
          </table:table-cell>
          <table:table-cell table:number-columns-repeated="2"/>
          <table:table-cell table:formula="of:=CONCATENATE([.B69];[.D69])" office:value-type="string" office:string-value="rh_inferiorparietal_3" calcext:value-type="string">
            <text:p>rh_inferiorparietal_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inferiorparietal_4</text:p>
          </table:table-cell>
          <table:table-cell table:number-columns-repeated="2"/>
          <table:table-cell table:formula="of:=CONCATENATE([.B70];[.D70])" office:value-type="string" office:string-value="rh_inferiorparietal_4" calcext:value-type="string">
            <text:p>rh_inferiorparietal_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inferiorparietal_5</text:p>
          </table:table-cell>
          <table:table-cell table:number-columns-repeated="2"/>
          <table:table-cell table:formula="of:=CONCATENATE([.B71];[.D71])" office:value-type="string" office:string-value="rh_inferiorparietal_5" calcext:value-type="string">
            <text:p>rh_inferiorparietal_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inferiorparietal_6</text:p>
          </table:table-cell>
          <table:table-cell table:number-columns-repeated="2"/>
          <table:table-cell table:formula="of:=CONCATENATE([.B72];[.D72])" office:value-type="string" office:string-value="rh_inferiorparietal_6" calcext:value-type="string">
            <text:p>rh_inferiorparietal_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precuneus_1</text:p>
          </table:table-cell>
          <table:table-cell table:number-columns-repeated="2"/>
          <table:table-cell table:formula="of:=CONCATENATE([.B73];[.D73])" office:value-type="string" office:string-value="rh_precuneus_1" calcext:value-type="string">
            <text:p>rh_precuneus_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precuneus_2</text:p>
          </table:table-cell>
          <table:table-cell table:number-columns-repeated="2"/>
          <table:table-cell table:formula="of:=CONCATENATE([.B74];[.D74])" office:value-type="string" office:string-value="rh_precuneus_2" calcext:value-type="string">
            <text:p>rh_precuneus_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precuneus_3</text:p>
          </table:table-cell>
          <table:table-cell table:number-columns-repeated="2"/>
          <table:table-cell table:formula="of:=CONCATENATE([.B75];[.D75])" office:value-type="string" office:string-value="rh_precuneus_3" calcext:value-type="string">
            <text:p>rh_precuneus_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precuneus_4</text:p>
          </table:table-cell>
          <table:table-cell table:number-columns-repeated="2"/>
          <table:table-cell table:formula="of:=CONCATENATE([.B76];[.D76])" office:value-type="string" office:string-value="rh_precuneus_4" calcext:value-type="string">
            <text:p>rh_precuneus_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precuneus_5</text:p>
          </table:table-cell>
          <table:table-cell table:number-columns-repeated="2"/>
          <table:table-cell table:formula="of:=CONCATENATE([.B77];[.D77])" office:value-type="string" office:string-value="rh_precuneus_5" calcext:value-type="string">
            <text:p>rh_precuneus_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cuneus_1</text:p>
          </table:table-cell>
          <table:table-cell table:number-columns-repeated="2"/>
          <table:table-cell table:formula="of:=CONCATENATE([.B78];[.D78])" office:value-type="string" office:string-value="rh_cuneus_1" calcext:value-type="string">
            <text:p>rh_cuneus_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cuneus_2</text:p>
          </table:table-cell>
          <table:table-cell table:number-columns-repeated="2"/>
          <table:table-cell table:formula="of:=CONCATENATE([.B79];[.D79])" office:value-type="string" office:string-value="rh_cuneus_2" calcext:value-type="string">
            <text:p>rh_cuneus_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pericalcarine_1</text:p>
          </table:table-cell>
          <table:table-cell table:number-columns-repeated="2"/>
          <table:table-cell table:formula="of:=CONCATENATE([.B80];[.D80])" office:value-type="string" office:string-value="rh_pericalcarine_1" calcext:value-type="string">
            <text:p>rh_pericalcarine_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pericalcarine_2</text:p>
          </table:table-cell>
          <table:table-cell table:number-columns-repeated="2"/>
          <table:table-cell table:formula="of:=CONCATENATE([.B81];[.D81])" office:value-type="string" office:string-value="rh_pericalcarine_2" calcext:value-type="string">
            <text:p>rh_pericalcarine_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lateraloccipital_1</text:p>
          </table:table-cell>
          <table:table-cell table:number-columns-repeated="2"/>
          <table:table-cell table:formula="of:=CONCATENATE([.B82];[.D82])" office:value-type="string" office:string-value="rh_lateraloccipital_1" calcext:value-type="string">
            <text:p>rh_lateraloccipital_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lateraloccipital_2</text:p>
          </table:table-cell>
          <table:table-cell table:number-columns-repeated="2"/>
          <table:table-cell table:formula="of:=CONCATENATE([.B83];[.D83])" office:value-type="string" office:string-value="rh_lateraloccipital_2" calcext:value-type="string">
            <text:p>rh_lateraloccipital_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lateraloccipital_3</text:p>
          </table:table-cell>
          <table:table-cell table:number-columns-repeated="2"/>
          <table:table-cell table:formula="of:=CONCATENATE([.B84];[.D84])" office:value-type="string" office:string-value="rh_lateraloccipital_3" calcext:value-type="string">
            <text:p>rh_lateraloccipital_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lateraloccipital_4</text:p>
          </table:table-cell>
          <table:table-cell table:number-columns-repeated="2"/>
          <table:table-cell table:formula="of:=CONCATENATE([.B85];[.D85])" office:value-type="string" office:string-value="rh_lateraloccipital_4" calcext:value-type="string">
            <text:p>rh_lateraloccipital_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lateraloccipital_5</text:p>
          </table:table-cell>
          <table:table-cell table:number-columns-repeated="2"/>
          <table:table-cell table:formula="of:=CONCATENATE([.B86];[.D86])" office:value-type="string" office:string-value="rh_lateraloccipital_5" calcext:value-type="string">
            <text:p>rh_lateraloccipital_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1" calcext:value-type="float">
            <text:p>81</text:p>
          </table:table-cell>
          <table:table-cell office:value-type="string" calcext:value-type="string">
            <text:p>lingual_1</text:p>
          </table:table-cell>
          <table:table-cell table:number-columns-repeated="2"/>
          <table:table-cell table:formula="of:=CONCATENATE([.B87];[.D87])" office:value-type="string" office:string-value="rh_lingual_1" calcext:value-type="string">
            <text:p>rh_lingual_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lingual_2</text:p>
          </table:table-cell>
          <table:table-cell table:number-columns-repeated="2"/>
          <table:table-cell table:formula="of:=CONCATENATE([.B88];[.D88])" office:value-type="string" office:string-value="rh_lingual_2" calcext:value-type="string">
            <text:p>rh_lingual_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lingual_3</text:p>
          </table:table-cell>
          <table:table-cell table:number-columns-repeated="2"/>
          <table:table-cell table:formula="of:=CONCATENATE([.B89];[.D89])" office:value-type="string" office:string-value="rh_lingual_3" calcext:value-type="string">
            <text:p>rh_lingual_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fusiform_1</text:p>
          </table:table-cell>
          <table:table-cell table:number-columns-repeated="2"/>
          <table:table-cell table:formula="of:=CONCATENATE([.B90];[.D90])" office:value-type="string" office:string-value="rh_fusiform_1" calcext:value-type="string">
            <text:p>rh_fusiform_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fusiform_2</text:p>
          </table:table-cell>
          <table:table-cell table:number-columns-repeated="2"/>
          <table:table-cell table:formula="of:=CONCATENATE([.B91];[.D91])" office:value-type="string" office:string-value="rh_fusiform_2" calcext:value-type="string">
            <text:p>rh_fusiform_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fusiform_3</text:p>
          </table:table-cell>
          <table:table-cell table:number-columns-repeated="2"/>
          <table:table-cell table:formula="of:=CONCATENATE([.B92];[.D92])" office:value-type="string" office:string-value="rh_fusiform_3" calcext:value-type="string">
            <text:p>rh_fusiform_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fusiform_4</text:p>
          </table:table-cell>
          <table:table-cell table:number-columns-repeated="2"/>
          <table:table-cell table:formula="of:=CONCATENATE([.B93];[.D93])" office:value-type="string" office:string-value="rh_fusiform_4" calcext:value-type="string">
            <text:p>rh_fusiform_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parahippocampal_1</text:p>
          </table:table-cell>
          <table:table-cell table:number-columns-repeated="2"/>
          <table:table-cell table:formula="of:=CONCATENATE([.B94];[.D94])" office:value-type="string" office:string-value="rh_parahippocampal_1" calcext:value-type="string">
            <text:p>rh_parahippocampal_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entorhinal_1</text:p>
          </table:table-cell>
          <table:table-cell table:number-columns-repeated="2"/>
          <table:table-cell table:formula="of:=CONCATENATE([.B95];[.D95])" office:value-type="string" office:string-value="rh_entorhinal_1" calcext:value-type="string">
            <text:p>rh_entorhinal_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temporalpole_1</text:p>
          </table:table-cell>
          <table:table-cell table:number-columns-repeated="2"/>
          <table:table-cell table:formula="of:=CONCATENATE([.B96];[.D96])" office:value-type="string" office:string-value="rh_temporalpole_1" calcext:value-type="string">
            <text:p>rh_temporalpole_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inferiortemporal_1</text:p>
          </table:table-cell>
          <table:table-cell table:number-columns-repeated="2"/>
          <table:table-cell table:formula="of:=CONCATENATE([.B97];[.D97])" office:value-type="string" office:string-value="rh_inferiortemporal_1" calcext:value-type="string">
            <text:p>rh_inferiortemporal_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inferiortemporal_2</text:p>
          </table:table-cell>
          <table:table-cell table:number-columns-repeated="2"/>
          <table:table-cell table:formula="of:=CONCATENATE([.B98];[.D98])" office:value-type="string" office:string-value="rh_inferiortemporal_2" calcext:value-type="string">
            <text:p>rh_inferiortemporal_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inferiortemporal_3</text:p>
          </table:table-cell>
          <table:table-cell table:number-columns-repeated="2"/>
          <table:table-cell table:formula="of:=CONCATENATE([.B99];[.D99])" office:value-type="string" office:string-value="rh_inferiortemporal_3" calcext:value-type="string">
            <text:p>rh_inferiortemporal_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inferiortemporal_4</text:p>
          </table:table-cell>
          <table:table-cell table:number-columns-repeated="2"/>
          <table:table-cell table:formula="of:=CONCATENATE([.B100];[.D100])" office:value-type="string" office:string-value="rh_inferiortemporal_4" calcext:value-type="string">
            <text:p>rh_inferiortemporal_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middletemporal_1</text:p>
          </table:table-cell>
          <table:table-cell table:number-columns-repeated="2"/>
          <table:table-cell table:formula="of:=CONCATENATE([.B101];[.D101])" office:value-type="string" office:string-value="rh_middletemporal_1" calcext:value-type="string">
            <text:p>rh_middletemporal_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6" calcext:value-type="float">
            <text:p>96</text:p>
          </table:table-cell>
          <table:table-cell office:value-type="string" calcext:value-type="string">
            <text:p>middletemporal_2</text:p>
          </table:table-cell>
          <table:table-cell table:number-columns-repeated="2"/>
          <table:table-cell table:formula="of:=CONCATENATE([.B102];[.D102])" office:value-type="string" office:string-value="rh_middletemporal_2" calcext:value-type="string">
            <text:p>rh_middletemporal_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middletemporal_3</text:p>
          </table:table-cell>
          <table:table-cell table:number-columns-repeated="2"/>
          <table:table-cell table:formula="of:=CONCATENATE([.B103];[.D103])" office:value-type="string" office:string-value="rh_middletemporal_3" calcext:value-type="string">
            <text:p>rh_middletemporal_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middletemporal_4</text:p>
          </table:table-cell>
          <table:table-cell table:number-columns-repeated="2"/>
          <table:table-cell table:formula="of:=CONCATENATE([.B104];[.D104])" office:value-type="string" office:string-value="rh_middletemporal_4" calcext:value-type="string">
            <text:p>rh_middletemporal_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bankssts_1</text:p>
          </table:table-cell>
          <table:table-cell table:number-columns-repeated="2"/>
          <table:table-cell table:formula="of:=CONCATENATE([.B105];[.D105])" office:value-type="string" office:string-value="rh_bankssts_1" calcext:value-type="string">
            <text:p>rh_bankssts_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superiortemporal_1</text:p>
          </table:table-cell>
          <table:table-cell table:number-columns-repeated="2"/>
          <table:table-cell table:formula="of:=CONCATENATE([.B106];[.D106])" office:value-type="string" office:string-value="rh_superiortemporal_1" calcext:value-type="string">
            <text:p>rh_superiortemporal_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superiortemporal_2</text:p>
          </table:table-cell>
          <table:table-cell table:number-columns-repeated="2"/>
          <table:table-cell table:formula="of:=CONCATENATE([.B107];[.D107])" office:value-type="string" office:string-value="rh_superiortemporal_2" calcext:value-type="string">
            <text:p>rh_superiortemporal_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2" calcext:value-type="float">
            <text:p>102</text:p>
          </table:table-cell>
          <table:table-cell office:value-type="string" calcext:value-type="string">
            <text:p>superiortemporal_3</text:p>
          </table:table-cell>
          <table:table-cell table:number-columns-repeated="2"/>
          <table:table-cell table:formula="of:=CONCATENATE([.B108];[.D108])" office:value-type="string" office:string-value="rh_superiortemporal_3" calcext:value-type="string">
            <text:p>rh_superiortemporal_3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3" calcext:value-type="float">
            <text:p>103</text:p>
          </table:table-cell>
          <table:table-cell office:value-type="string" calcext:value-type="string">
            <text:p>superiortemporal_4</text:p>
          </table:table-cell>
          <table:table-cell table:number-columns-repeated="2"/>
          <table:table-cell table:formula="of:=CONCATENATE([.B109];[.D109])" office:value-type="string" office:string-value="rh_superiortemporal_4" calcext:value-type="string">
            <text:p>rh_superiortemporal_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superiortemporal_5</text:p>
          </table:table-cell>
          <table:table-cell table:number-columns-repeated="2"/>
          <table:table-cell table:formula="of:=CONCATENATE([.B110];[.D110])" office:value-type="string" office:string-value="rh_superiortemporal_5" calcext:value-type="string">
            <text:p>rh_superiortemporal_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5" calcext:value-type="float">
            <text:p>105</text:p>
          </table:table-cell>
          <table:table-cell office:value-type="string" calcext:value-type="string">
            <text:p>transversetemporal_1</text:p>
          </table:table-cell>
          <table:table-cell table:number-columns-repeated="2"/>
          <table:table-cell table:formula="of:=CONCATENATE([.B111];[.D111])" office:value-type="string" office:string-value="rh_transversetemporal_1" calcext:value-type="string">
            <text:p>rh_transversetemporal_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insula_1</text:p>
          </table:table-cell>
          <table:table-cell table:number-columns-repeated="2"/>
          <table:table-cell table:formula="of:=CONCATENATE([.B112];[.D112])" office:value-type="string" office:string-value="rh_insula_1" calcext:value-type="string">
            <text:p>rh_insula_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insula_2</text:p>
          </table:table-cell>
          <table:table-cell table:number-columns-repeated="2"/>
          <table:table-cell table:formula="of:=CONCATENATE([.B113];[.D113])" office:value-type="string" office:string-value="rh_insula_2" calcext:value-type="string">
            <text:p>rh_insula_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insula_3</text:p>
          </table:table-cell>
          <table:table-cell table:number-columns-repeated="2"/>
          <table:table-cell table:formula="of:=CONCATENATE([.B114];[.D114])" office:value-type="string" office:string-value="rh_insula_3" calcext:value-type="string">
            <text:p>rh_insula_3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09" calcext:value-type="float">
            <text:p>109</text:p>
          </table:table-cell>
          <table:table-cell table:style-name="ce10" office:value-type="string" calcext:value-type="string">
            <text:p>thalamusproper</text:p>
          </table:table-cell>
          <table:table-cell table:number-columns-repeated="2"/>
          <table:table-cell table:formula="of:=CONCATENATE([.B115];[.D115])" office:value-type="string" office:string-value="rh_thalamusproper" calcext:value-type="string">
            <text:p>rh_thalamusproper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0" calcext:value-type="float">
            <text:p>110</text:p>
          </table:table-cell>
          <table:table-cell table:style-name="ce10" office:value-type="string" calcext:value-type="string">
            <text:p>caudate</text:p>
          </table:table-cell>
          <table:table-cell table:number-columns-repeated="2"/>
          <table:table-cell table:formula="of:=CONCATENATE([.B116];[.D116])" office:value-type="string" office:string-value="rh_caudate" calcext:value-type="string">
            <text:p>rh_caudate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1" calcext:value-type="float">
            <text:p>111</text:p>
          </table:table-cell>
          <table:table-cell table:style-name="ce10" office:value-type="string" calcext:value-type="string">
            <text:p>putamen</text:p>
          </table:table-cell>
          <table:table-cell table:number-columns-repeated="2"/>
          <table:table-cell table:formula="of:=CONCATENATE([.B117];[.D117])" office:value-type="string" office:string-value="rh_putamen" calcext:value-type="string">
            <text:p>rh_putamen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2" calcext:value-type="float">
            <text:p>112</text:p>
          </table:table-cell>
          <table:table-cell table:style-name="ce10" office:value-type="string" calcext:value-type="string">
            <text:p>pallidum</text:p>
          </table:table-cell>
          <table:table-cell table:number-columns-repeated="2"/>
          <table:table-cell table:formula="of:=CONCATENATE([.B118];[.D118])" office:value-type="string" office:string-value="rh_pallidum" calcext:value-type="string">
            <text:p>rh_pallidum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3" calcext:value-type="float">
            <text:p>113</text:p>
          </table:table-cell>
          <table:table-cell table:style-name="ce10" office:value-type="string" calcext:value-type="string">
            <text:p>accumbensarea</text:p>
          </table:table-cell>
          <table:table-cell table:number-columns-repeated="2"/>
          <table:table-cell table:formula="of:=CONCATENATE([.B119];[.D119])" office:value-type="string" office:string-value="rh_accumbensarea" calcext:value-type="string">
            <text:p>rh_accumbensarea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4" calcext:value-type="float">
            <text:p>114</text:p>
          </table:table-cell>
          <table:table-cell table:style-name="ce10" office:value-type="string" calcext:value-type="string">
            <text:p>hyppocampus</text:p>
          </table:table-cell>
          <table:table-cell table:number-columns-repeated="2"/>
          <table:table-cell table:formula="of:=CONCATENATE([.B120];[.D120])" office:value-type="string" office:string-value="rh_hyppocampus" calcext:value-type="string">
            <text:p>rh_hyppocampus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h_</text:p>
          </table:table-cell>
          <table:table-cell table:style-name="ce11" office:value-type="float" office:value="115" calcext:value-type="float">
            <text:p>115</text:p>
          </table:table-cell>
          <table:table-cell table:style-name="ce10" office:value-type="string" calcext:value-type="string">
            <text:p>amygdala</text:p>
          </table:table-cell>
          <table:table-cell table:number-columns-repeated="2"/>
          <table:table-cell table:formula="of:=CONCATENATE([.B121];[.D121])" office:value-type="string" office:string-value="rh_amygdala" calcext:value-type="string">
            <text:p>rh_amygdala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h_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eralorbitofrontal_1</text:p>
          </table:table-cell>
          <table:table-cell table:number-columns-repeated="2"/>
          <table:table-cell table:formula="of:=CONCATENATE([.B122];[.D122])" office:value-type="string" office:string-value="lh_lateralorbitofrontal_1" calcext:value-type="string">
            <text:p>lh_lateralorbitofrontal_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h_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ateralorbitofrontal_2</text:p>
          </table:table-cell>
          <table:table-cell table:number-columns-repeated="2"/>
          <table:table-cell table:formula="of:=CONCATENATE([.B123];[.D123])" office:value-type="string" office:string-value="lh_lateralorbitofrontal_2" calcext:value-type="string">
            <text:p>lh_lateralorbitofrontal_2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h_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eralorbitofrontal_3</text:p>
          </table:table-cell>
          <table:table-cell table:number-columns-repeated="2"/>
          <table:table-cell table:formula="of:=CONCATENATE([.B124];[.D124])" office:value-type="string" office:string-value="lh_lateralorbitofrontal_3" calcext:value-type="string">
            <text:p>lh_lateralorbitofrontal_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h_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teralorbitofrontal_4</text:p>
          </table:table-cell>
          <table:table-cell table:number-columns-repeated="2"/>
          <table:table-cell table:formula="of:=CONCATENATE([.B125];[.D125])" office:value-type="string" office:string-value="lh_lateralorbitofrontal_4" calcext:value-type="string">
            <text:p>lh_lateralorbitofrontal_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lh_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sorbitalis_1</text:p>
          </table:table-cell>
          <table:table-cell table:number-columns-repeated="2"/>
          <table:table-cell table:formula="of:=CONCATENATE([.B126];[.D126])" office:value-type="string" office:string-value="lh_parsorbitalis_1" calcext:value-type="string">
            <text:p>lh_parsorbitalis_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lh_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rontalpole_1</text:p>
          </table:table-cell>
          <table:table-cell table:number-columns-repeated="2"/>
          <table:table-cell table:formula="of:=CONCATENATE([.B127];[.D127])" office:value-type="string" office:string-value="lh_frontalpole_1" calcext:value-type="string">
            <text:p>lh_frontalpole_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h_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dialorbitofrontal_1</text:p>
          </table:table-cell>
          <table:table-cell table:number-columns-repeated="2"/>
          <table:table-cell table:formula="of:=CONCATENATE([.B128];[.D128])" office:value-type="string" office:string-value="lh_medialorbitofrontal_1" calcext:value-type="string">
            <text:p>lh_medialorbitofrontal_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lh_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edialorbitofrontal_2</text:p>
          </table:table-cell>
          <table:table-cell table:number-columns-repeated="2"/>
          <table:table-cell table:formula="of:=CONCATENATE([.B129];[.D129])" office:value-type="string" office:string-value="lh_medialorbitofrontal_2" calcext:value-type="string">
            <text:p>lh_medialorbitofrontal_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lh_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striangularis_1</text:p>
          </table:table-cell>
          <table:table-cell table:number-columns-repeated="2"/>
          <table:table-cell table:formula="of:=CONCATENATE([.B130];[.D130])" office:value-type="string" office:string-value="lh_parstriangularis_1" calcext:value-type="string">
            <text:p>lh_parstriangularis_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h_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sopercularis_1</text:p>
          </table:table-cell>
          <table:table-cell table:number-columns-repeated="2"/>
          <table:table-cell table:formula="of:=CONCATENATE([.B131];[.D131])" office:value-type="string" office:string-value="lh_parsopercularis_1" calcext:value-type="string">
            <text:p>lh_parsopercularis_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h_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sopercularis_2</text:p>
          </table:table-cell>
          <table:table-cell table:number-columns-repeated="2"/>
          <table:table-cell table:formula="of:=CONCATENATE([.B132];[.D132])" office:value-type="string" office:string-value="lh_parsopercularis_2" calcext:value-type="string">
            <text:p>lh_parsopercularis_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h_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ostralmiddlefrontal_1</text:p>
          </table:table-cell>
          <table:table-cell table:number-columns-repeated="2"/>
          <table:table-cell table:formula="of:=CONCATENATE([.B133];[.D133])" office:value-type="string" office:string-value="lh_rostralmiddlefrontal_1" calcext:value-type="string">
            <text:p>lh_rostralmiddlefrontal_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lh_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ostralmiddlefrontal_2</text:p>
          </table:table-cell>
          <table:table-cell table:number-columns-repeated="2"/>
          <table:table-cell table:formula="of:=CONCATENATE([.B134];[.D134])" office:value-type="string" office:string-value="lh_rostralmiddlefrontal_2" calcext:value-type="string">
            <text:p>lh_rostralmiddlefrontal_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lh_</text:p>
          </table:table-cell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rostralmiddlefrontal_3</text:p>
          </table:table-cell>
          <table:table-cell table:number-columns-repeated="2"/>
          <table:table-cell table:formula="of:=CONCATENATE([.B135];[.D135])" office:value-type="string" office:string-value="lh_rostralmiddlefrontal_3" calcext:value-type="string">
            <text:p>lh_rostralmiddlefrontal_3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lh_</text:p>
          </table:table-cell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rostralmiddlefrontal_4 </text:p>
          </table:table-cell>
          <table:table-cell table:number-columns-repeated="2"/>
          <table:table-cell table:formula="of:=CONCATENATE([.B136];[.D136])" office:value-type="string" office:string-value="lh_rostralmiddlefrontal_4 " calcext:value-type="string">
            <text:p>lh_rostralmiddlefrontal_4 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lh_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rostralmiddlefrontal_5 </text:p>
          </table:table-cell>
          <table:table-cell table:number-columns-repeated="2"/>
          <table:table-cell table:formula="of:=CONCATENATE([.B137];[.D137])" office:value-type="string" office:string-value="lh_rostralmiddlefrontal_5 " calcext:value-type="string">
            <text:p>lh_rostralmiddlefrontal_5 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lh_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rostralmiddlefrontal_6</text:p>
          </table:table-cell>
          <table:table-cell table:number-columns-repeated="2"/>
          <table:table-cell table:formula="of:=CONCATENATE([.B138];[.D138])" office:value-type="string" office:string-value="lh_rostralmiddlefrontal_6" calcext:value-type="string">
            <text:p>lh_rostralmiddlefrontal_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lh_</text:p>
          </table:table-cell>
          <table:table-cell office:value-type="float" office:value="133" calcext:value-type="float">
            <text:p>133</text:p>
          </table:table-cell>
          <table:table-cell table:style-name="ce13" office:value-type="string" calcext:value-type="string">
            <text:p>superiorfrontal_1</text:p>
          </table:table-cell>
          <table:table-cell table:number-columns-repeated="2"/>
          <table:table-cell table:formula="of:=CONCATENATE([.B139];[.D139])" office:value-type="string" office:string-value="lh_superiorfrontal_1" calcext:value-type="string">
            <text:p>lh_superiorfrontal_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lh_</text:p>
          </table:table-cell>
          <table:table-cell office:value-type="float" office:value="134" calcext:value-type="float">
            <text:p>134</text:p>
          </table:table-cell>
          <table:table-cell table:style-name="ce13" office:value-type="string" calcext:value-type="string">
            <text:p>superiorfrontal_2</text:p>
          </table:table-cell>
          <table:table-cell table:number-columns-repeated="2"/>
          <table:table-cell table:formula="of:=CONCATENATE([.B140];[.D140])" office:value-type="string" office:string-value="lh_superiorfrontal_2" calcext:value-type="string">
            <text:p>lh_superiorfrontal_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lh_</text:p>
          </table:table-cell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superiorfrontal_3</text:p>
          </table:table-cell>
          <table:table-cell table:number-columns-repeated="2"/>
          <table:table-cell table:formula="of:=CONCATENATE([.B141];[.D141])" office:value-type="string" office:string-value="lh_superiorfrontal_3" calcext:value-type="string">
            <text:p>lh_superiorfrontal_3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lh_</text:p>
          </table:table-cell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superiorfrontal_4</text:p>
          </table:table-cell>
          <table:table-cell table:number-columns-repeated="2"/>
          <table:table-cell table:formula="of:=CONCATENATE([.B142];[.D142])" office:value-type="string" office:string-value="lh_superiorfrontal_4" calcext:value-type="string">
            <text:p>lh_superiorfrontal_4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lh_</text:p>
          </table:table-cell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superiorfrontal_5</text:p>
          </table:table-cell>
          <table:table-cell table:number-columns-repeated="2"/>
          <table:table-cell table:formula="of:=CONCATENATE([.B143];[.D143])" office:value-type="string" office:string-value="lh_superiorfrontal_5" calcext:value-type="string">
            <text:p>lh_superiorfrontal_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lh_</text:p>
          </table:table-cell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superiorfrontal_6</text:p>
          </table:table-cell>
          <table:table-cell table:number-columns-repeated="2"/>
          <table:table-cell table:formula="of:=CONCATENATE([.B144];[.D144])" office:value-type="string" office:string-value="lh_superiorfrontal_6" calcext:value-type="string">
            <text:p>lh_superiorfrontal_6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lh_</text:p>
          </table:table-cell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superiorfrontal_7</text:p>
          </table:table-cell>
          <table:table-cell table:number-columns-repeated="2"/>
          <table:table-cell table:formula="of:=CONCATENATE([.B145];[.D145])" office:value-type="string" office:string-value="lh_superiorfrontal_7" calcext:value-type="string">
            <text:p>lh_superiorfrontal_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lh_</text:p>
          </table:table-cell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superiorfrontal_8</text:p>
          </table:table-cell>
          <table:table-cell table:number-columns-repeated="2"/>
          <table:table-cell table:formula="of:=CONCATENATE([.B146];[.D146])" office:value-type="string" office:string-value="lh_superiorfrontal_8" calcext:value-type="string">
            <text:p>lh_superiorfrontal_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lh_</text:p>
          </table:table-cell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superiorfrontal_9</text:p>
          </table:table-cell>
          <table:table-cell table:number-columns-repeated="2"/>
          <table:table-cell table:formula="of:=CONCATENATE([.B147];[.D147])" office:value-type="string" office:string-value="lh_superiorfrontal_9" calcext:value-type="string">
            <text:p>lh_superiorfrontal_9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lh_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udalmiddlefrontal_1</text:p>
          </table:table-cell>
          <table:table-cell table:number-columns-repeated="2"/>
          <table:table-cell table:formula="of:=CONCATENATE([.B148];[.D148])" office:value-type="string" office:string-value="lh_caudalmiddlefrontal_1" calcext:value-type="string">
            <text:p>lh_caudalmiddlefrontal_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lh_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udalmiddlefrontal_2</text:p>
          </table:table-cell>
          <table:table-cell table:number-columns-repeated="2"/>
          <table:table-cell table:formula="of:=CONCATENATE([.B149];[.D149])" office:value-type="string" office:string-value="lh_caudalmiddlefrontal_2" calcext:value-type="string">
            <text:p>lh_caudalmiddlefrontal_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lh_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audalmiddlefrontal_3</text:p>
          </table:table-cell>
          <table:table-cell table:number-columns-repeated="2"/>
          <table:table-cell table:formula="of:=CONCATENATE([.B150];[.D150])" office:value-type="string" office:string-value="lh_caudalmiddlefrontal_3" calcext:value-type="string">
            <text:p>lh_caudalmiddlefrontal_3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lh_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recentral_1</text:p>
          </table:table-cell>
          <table:table-cell table:number-columns-repeated="2"/>
          <table:table-cell table:formula="of:=CONCATENATE([.B151];[.D151])" office:value-type="string" office:string-value="lh_precentral_1" calcext:value-type="string">
            <text:p>lh_precentral_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lh_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ecentral_2</text:p>
          </table:table-cell>
          <table:table-cell table:number-columns-repeated="2"/>
          <table:table-cell table:formula="of:=CONCATENATE([.B152];[.D152])" office:value-type="string" office:string-value="lh_precentral_2" calcext:value-type="string">
            <text:p>lh_precentral_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lh_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recentral_3</text:p>
          </table:table-cell>
          <table:table-cell table:number-columns-repeated="2"/>
          <table:table-cell table:formula="of:=CONCATENATE([.B153];[.D153])" office:value-type="string" office:string-value="lh_precentral_3" calcext:value-type="string">
            <text:p>lh_precentral_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lh_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recentral_4</text:p>
          </table:table-cell>
          <table:table-cell table:number-columns-repeated="2"/>
          <table:table-cell table:formula="of:=CONCATENATE([.B154];[.D154])" office:value-type="string" office:string-value="lh_precentral_4" calcext:value-type="string">
            <text:p>lh_precentral_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lh_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recentral_5</text:p>
          </table:table-cell>
          <table:table-cell table:number-columns-repeated="2"/>
          <table:table-cell table:formula="of:=CONCATENATE([.B155];[.D155])" office:value-type="string" office:string-value="lh_precentral_5" calcext:value-type="string">
            <text:p>lh_precentral_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lh_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ecentral_6</text:p>
          </table:table-cell>
          <table:table-cell table:number-columns-repeated="2"/>
          <table:table-cell table:formula="of:=CONCATENATE([.B156];[.D156])" office:value-type="string" office:string-value="lh_precentral_6" calcext:value-type="string">
            <text:p>lh_precentral_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lh_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recentral_7</text:p>
          </table:table-cell>
          <table:table-cell table:number-columns-repeated="2"/>
          <table:table-cell table:formula="of:=CONCATENATE([.B157];[.D157])" office:value-type="string" office:string-value="lh_precentral_7" calcext:value-type="string">
            <text:p>lh_precentral_7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lh_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recentral_8</text:p>
          </table:table-cell>
          <table:table-cell table:number-columns-repeated="2"/>
          <table:table-cell table:formula="of:=CONCATENATE([.B158];[.D158])" office:value-type="string" office:string-value="lh_precentral_8" calcext:value-type="string">
            <text:p>lh_precentral_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lh_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racentral_1</text:p>
          </table:table-cell>
          <table:table-cell table:number-columns-repeated="2"/>
          <table:table-cell table:formula="of:=CONCATENATE([.B159];[.D159])" office:value-type="string" office:string-value="lh_paracentral_1" calcext:value-type="string">
            <text:p>lh_paracentral_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lh_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racentral_2</text:p>
          </table:table-cell>
          <table:table-cell table:number-columns-repeated="2"/>
          <table:table-cell table:formula="of:=CONCATENATE([.B160];[.D160])" office:value-type="string" office:string-value="lh_paracentral_2" calcext:value-type="string">
            <text:p>lh_paracentral_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lh_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ostralanteriorcingulate_1</text:p>
          </table:table-cell>
          <table:table-cell table:number-columns-repeated="2"/>
          <table:table-cell table:formula="of:=CONCATENATE([.B161];[.D161])" office:value-type="string" office:string-value="lh_rostralanteriorcingulate_1" calcext:value-type="string">
            <text:p>lh_rostralanteriorcingulate_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h_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audalanteriorcingulate_1</text:p>
          </table:table-cell>
          <table:table-cell table:number-columns-repeated="2"/>
          <table:table-cell table:formula="of:=CONCATENATE([.B162];[.D162])" office:value-type="string" office:string-value="lh_caudalanteriorcingulate_1" calcext:value-type="string">
            <text:p>lh_caudalanteriorcingulate_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lh_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osteriorcingulate_1</text:p>
          </table:table-cell>
          <table:table-cell table:number-columns-repeated="2"/>
          <table:table-cell table:formula="of:=CONCATENATE([.B163];[.D163])" office:value-type="string" office:string-value="lh_posteriorcingulate_1" calcext:value-type="string">
            <text:p>lh_posteriorcingulate_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lh_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posteriorcingulate_2</text:p>
          </table:table-cell>
          <table:table-cell table:number-columns-repeated="2"/>
          <table:table-cell table:formula="of:=CONCATENATE([.B164];[.D164])" office:value-type="string" office:string-value="lh_posteriorcingulate_2" calcext:value-type="string">
            <text:p>lh_posteriorcingulate_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lh_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sthmuscingulate_1</text:p>
          </table:table-cell>
          <table:table-cell table:number-columns-repeated="2"/>
          <table:table-cell table:formula="of:=CONCATENATE([.B165];[.D165])" office:value-type="string" office:string-value="lh_isthmuscingulate_1" calcext:value-type="string">
            <text:p>lh_isthmuscingulate_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lh_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stcentral_1</text:p>
          </table:table-cell>
          <table:table-cell table:number-columns-repeated="2"/>
          <table:table-cell table:formula="of:=CONCATENATE([.B166];[.D166])" office:value-type="string" office:string-value="lh_postcentral_1" calcext:value-type="string">
            <text:p>lh_postcentral_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lh_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ostcentral_2</text:p>
          </table:table-cell>
          <table:table-cell table:number-columns-repeated="2"/>
          <table:table-cell table:formula="of:=CONCATENATE([.B167];[.D167])" office:value-type="string" office:string-value="lh_postcentral_2" calcext:value-type="string">
            <text:p>lh_postcentral_2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lh_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stcentral_3</text:p>
          </table:table-cell>
          <table:table-cell table:number-columns-repeated="2"/>
          <table:table-cell table:formula="of:=CONCATENATE([.B168];[.D168])" office:value-type="string" office:string-value="lh_postcentral_3" calcext:value-type="string">
            <text:p>lh_postcentral_3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lh_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ostcentral_4</text:p>
          </table:table-cell>
          <table:table-cell table:number-columns-repeated="2"/>
          <table:table-cell table:formula="of:=CONCATENATE([.B169];[.D169])" office:value-type="string" office:string-value="lh_postcentral_4" calcext:value-type="string">
            <text:p>lh_postcentral_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lh_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ostcentral_5</text:p>
          </table:table-cell>
          <table:table-cell table:number-columns-repeated="2"/>
          <table:table-cell table:formula="of:=CONCATENATE([.B170];[.D170])" office:value-type="string" office:string-value="lh_postcentral_5" calcext:value-type="string">
            <text:p>lh_postcentral_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lh_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ostcentral_6</text:p>
          </table:table-cell>
          <table:table-cell table:number-columns-repeated="2"/>
          <table:table-cell table:formula="of:=CONCATENATE([.B171];[.D171])" office:value-type="string" office:string-value="lh_postcentral_6" calcext:value-type="string">
            <text:p>lh_postcentral_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lh_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stcentral_7</text:p>
          </table:table-cell>
          <table:table-cell table:number-columns-repeated="2"/>
          <table:table-cell table:formula="of:=CONCATENATE([.B172];[.D172])" office:value-type="string" office:string-value="lh_postcentral_7" calcext:value-type="string">
            <text:p>lh_postcentral_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lh_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pramarginal_1</text:p>
          </table:table-cell>
          <table:table-cell table:number-columns-repeated="2"/>
          <table:table-cell table:formula="of:=CONCATENATE([.B173];[.D173])" office:value-type="string" office:string-value="lh_supramarginal_1" calcext:value-type="string">
            <text:p>lh_supramarginal_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lh_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pramarginal_2</text:p>
          </table:table-cell>
          <table:table-cell table:number-columns-repeated="2"/>
          <table:table-cell table:formula="of:=CONCATENATE([.B174];[.D174])" office:value-type="string" office:string-value="lh_supramarginal_2" calcext:value-type="string">
            <text:p>lh_supramarginal_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lh_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pramarginal_3</text:p>
          </table:table-cell>
          <table:table-cell table:number-columns-repeated="2"/>
          <table:table-cell table:formula="of:=CONCATENATE([.B175];[.D175])" office:value-type="string" office:string-value="lh_supramarginal_3" calcext:value-type="string">
            <text:p>lh_supramarginal_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lh_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pramarginal_4</text:p>
          </table:table-cell>
          <table:table-cell table:number-columns-repeated="2"/>
          <table:table-cell table:formula="of:=CONCATENATE([.B176];[.D176])" office:value-type="string" office:string-value="lh_supramarginal_4" calcext:value-type="string">
            <text:p>lh_supramarginal_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lh_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pramarginal_5</text:p>
          </table:table-cell>
          <table:table-cell table:number-columns-repeated="2"/>
          <table:table-cell table:formula="of:=CONCATENATE([.B177];[.D177])" office:value-type="string" office:string-value="lh_supramarginal_5" calcext:value-type="string">
            <text:p>lh_supramarginal_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lh_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periorparietal_1</text:p>
          </table:table-cell>
          <table:table-cell table:number-columns-repeated="2"/>
          <table:table-cell table:formula="of:=CONCATENATE([.B178];[.D178])" office:value-type="string" office:string-value="lh_superiorparietal_1" calcext:value-type="string">
            <text:p>lh_superiorparietal_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lh_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periorparietal_2</text:p>
          </table:table-cell>
          <table:table-cell table:number-columns-repeated="2"/>
          <table:table-cell table:formula="of:=CONCATENATE([.B179];[.D179])" office:value-type="string" office:string-value="lh_superiorparietal_2" calcext:value-type="string">
            <text:p>lh_superiorparietal_2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lh_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periorparietal_3</text:p>
          </table:table-cell>
          <table:table-cell table:number-columns-repeated="2"/>
          <table:table-cell table:formula="of:=CONCATENATE([.B180];[.D180])" office:value-type="string" office:string-value="lh_superiorparietal_3" calcext:value-type="string">
            <text:p>lh_superiorparietal_3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lh_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periorparietal_4</text:p>
          </table:table-cell>
          <table:table-cell table:number-columns-repeated="2"/>
          <table:table-cell table:formula="of:=CONCATENATE([.B181];[.D181])" office:value-type="string" office:string-value="lh_superiorparietal_4" calcext:value-type="string">
            <text:p>lh_superiorparietal_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lh_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uperiorparietal_5</text:p>
          </table:table-cell>
          <table:table-cell table:number-columns-repeated="2"/>
          <table:table-cell table:formula="of:=CONCATENATE([.B182];[.D182])" office:value-type="string" office:string-value="lh_superiorparietal_5" calcext:value-type="string">
            <text:p>lh_superiorparietal_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lh_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periorparietal_6</text:p>
          </table:table-cell>
          <table:table-cell table:number-columns-repeated="2"/>
          <table:table-cell table:formula="of:=CONCATENATE([.B183];[.D183])" office:value-type="string" office:string-value="lh_superiorparietal_6" calcext:value-type="string">
            <text:p>lh_superiorparietal_6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lh_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periorparietal_7</text:p>
          </table:table-cell>
          <table:table-cell table:number-columns-repeated="2"/>
          <table:table-cell table:formula="of:=CONCATENATE([.B184];[.D184])" office:value-type="string" office:string-value="lh_superiorparietal_7" calcext:value-type="string">
            <text:p>lh_superiorparietal_7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lh_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nferiorparietal_1</text:p>
          </table:table-cell>
          <table:table-cell table:number-columns-repeated="2"/>
          <table:table-cell table:formula="of:=CONCATENATE([.B185];[.D185])" office:value-type="string" office:string-value="lh_inferiorparietal_1" calcext:value-type="string">
            <text:p>lh_inferiorparietal_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lh_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feriorparietal_2</text:p>
          </table:table-cell>
          <table:table-cell table:number-columns-repeated="2"/>
          <table:table-cell table:formula="of:=CONCATENATE([.B186];[.D186])" office:value-type="string" office:string-value="lh_inferiorparietal_2" calcext:value-type="string">
            <text:p>lh_inferiorparietal_2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lh_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nferiorparietal_3</text:p>
          </table:table-cell>
          <table:table-cell table:number-columns-repeated="2"/>
          <table:table-cell table:formula="of:=CONCATENATE([.B187];[.D187])" office:value-type="string" office:string-value="lh_inferiorparietal_3" calcext:value-type="string">
            <text:p>lh_inferiorparietal_3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lh_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nferiorparietal_4</text:p>
          </table:table-cell>
          <table:table-cell table:number-columns-repeated="2"/>
          <table:table-cell table:formula="of:=CONCATENATE([.B188];[.D188])" office:value-type="string" office:string-value="lh_inferiorparietal_4" calcext:value-type="string">
            <text:p>lh_inferiorparietal_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lh_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feriorparietal_5</text:p>
          </table:table-cell>
          <table:table-cell table:number-columns-repeated="2"/>
          <table:table-cell table:formula="of:=CONCATENATE([.B189];[.D189])" office:value-type="string" office:string-value="lh_inferiorparietal_5" calcext:value-type="string">
            <text:p>lh_inferiorparietal_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lh_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ecuneus_1</text:p>
          </table:table-cell>
          <table:table-cell table:number-columns-repeated="2"/>
          <table:table-cell table:formula="of:=CONCATENATE([.B190];[.D190])" office:value-type="string" office:string-value="lh_precuneus_1" calcext:value-type="string">
            <text:p>lh_precuneus_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lh_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ecuneus_2</text:p>
          </table:table-cell>
          <table:table-cell table:number-columns-repeated="2"/>
          <table:table-cell table:formula="of:=CONCATENATE([.B191];[.D191])" office:value-type="string" office:string-value="lh_precuneus_2" calcext:value-type="string">
            <text:p>lh_precuneus_2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lh_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recuneus_3</text:p>
          </table:table-cell>
          <table:table-cell table:number-columns-repeated="2"/>
          <table:table-cell table:formula="of:=CONCATENATE([.B192];[.D192])" office:value-type="string" office:string-value="lh_precuneus_3" calcext:value-type="string">
            <text:p>lh_precuneus_3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lh_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ecuneus_4</text:p>
          </table:table-cell>
          <table:table-cell table:number-columns-repeated="2"/>
          <table:table-cell table:formula="of:=CONCATENATE([.B193];[.D193])" office:value-type="string" office:string-value="lh_precuneus_4" calcext:value-type="string">
            <text:p>lh_precuneus_4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lh_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recuneus_5</text:p>
          </table:table-cell>
          <table:table-cell table:number-columns-repeated="2"/>
          <table:table-cell table:formula="of:=CONCATENATE([.B194];[.D194])" office:value-type="string" office:string-value="lh_precuneus_5" calcext:value-type="string">
            <text:p>lh_precuneus_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lh_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uneus_1</text:p>
          </table:table-cell>
          <table:table-cell table:number-columns-repeated="2"/>
          <table:table-cell table:formula="of:=CONCATENATE([.B195];[.D195])" office:value-type="string" office:string-value="lh_cuneus_1" calcext:value-type="string">
            <text:p>lh_cuneus_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lh_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ericalcarine_1</text:p>
          </table:table-cell>
          <table:table-cell table:number-columns-repeated="2"/>
          <table:table-cell table:formula="of:=CONCATENATE([.B196];[.D196])" office:value-type="string" office:string-value="lh_pericalcarine_1" calcext:value-type="string">
            <text:p>lh_pericalcarine_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lh_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eraloccipital_1</text:p>
          </table:table-cell>
          <table:table-cell table:number-columns-repeated="2"/>
          <table:table-cell table:formula="of:=CONCATENATE([.B197];[.D197])" office:value-type="string" office:string-value="lh_lateraloccipital_1" calcext:value-type="string">
            <text:p>lh_lateraloccipital_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lh_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eraloccipital_2</text:p>
          </table:table-cell>
          <table:table-cell table:number-columns-repeated="2"/>
          <table:table-cell table:formula="of:=CONCATENATE([.B198];[.D198])" office:value-type="string" office:string-value="lh_lateraloccipital_2" calcext:value-type="string">
            <text:p>lh_lateraloccipital_2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lh_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eraloccipital_3</text:p>
          </table:table-cell>
          <table:table-cell table:number-columns-repeated="2"/>
          <table:table-cell table:formula="of:=CONCATENATE([.B199];[.D199])" office:value-type="string" office:string-value="lh_lateraloccipital_3" calcext:value-type="string">
            <text:p>lh_lateraloccipital_3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lh_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eraloccipital_4</text:p>
          </table:table-cell>
          <table:table-cell table:number-columns-repeated="2"/>
          <table:table-cell table:formula="of:=CONCATENATE([.B200];[.D200])" office:value-type="string" office:string-value="lh_lateraloccipital_4" calcext:value-type="string">
            <text:p>lh_lateraloccipital_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lh_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eraloccipital_5</text:p>
          </table:table-cell>
          <table:table-cell table:number-columns-repeated="2"/>
          <table:table-cell table:formula="of:=CONCATENATE([.B201];[.D201])" office:value-type="string" office:string-value="lh_lateraloccipital_5" calcext:value-type="string">
            <text:p>lh_lateraloccipital_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lh_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ingual_1</text:p>
          </table:table-cell>
          <table:table-cell table:number-columns-repeated="2"/>
          <table:table-cell table:formula="of:=CONCATENATE([.B202];[.D202])" office:value-type="string" office:string-value="lh_lingual_1" calcext:value-type="string">
            <text:p>lh_lingual_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lh_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ingual_2</text:p>
          </table:table-cell>
          <table:table-cell table:number-columns-repeated="2"/>
          <table:table-cell table:formula="of:=CONCATENATE([.B203];[.D203])" office:value-type="string" office:string-value="lh_lingual_2" calcext:value-type="string">
            <text:p>lh_lingual_2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lh_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ingual_3</text:p>
          </table:table-cell>
          <table:table-cell table:number-columns-repeated="2"/>
          <table:table-cell table:formula="of:=CONCATENATE([.B204];[.D204])" office:value-type="string" office:string-value="lh_lingual_3" calcext:value-type="string">
            <text:p>lh_lingual_3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lh_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ngual_4</text:p>
          </table:table-cell>
          <table:table-cell table:number-columns-repeated="2"/>
          <table:table-cell table:formula="of:=CONCATENATE([.B205];[.D205])" office:value-type="string" office:string-value="lh_lingual_4" calcext:value-type="string">
            <text:p>lh_lingual_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lh_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usiform_1</text:p>
          </table:table-cell>
          <table:table-cell table:number-columns-repeated="2"/>
          <table:table-cell table:formula="of:=CONCATENATE([.B206];[.D206])" office:value-type="string" office:string-value="lh_fusiform_1" calcext:value-type="string">
            <text:p>lh_fusiform_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h_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usiform_2</text:p>
          </table:table-cell>
          <table:table-cell table:number-columns-repeated="2"/>
          <table:table-cell table:formula="of:=CONCATENATE([.B207];[.D207])" office:value-type="string" office:string-value="lh_fusiform_2" calcext:value-type="string">
            <text:p>lh_fusiform_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h_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usiform_3</text:p>
          </table:table-cell>
          <table:table-cell table:number-columns-repeated="2"/>
          <table:table-cell table:formula="of:=CONCATENATE([.B208];[.D208])" office:value-type="string" office:string-value="lh_fusiform_3" calcext:value-type="string">
            <text:p>lh_fusiform_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lh_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siform_4</text:p>
          </table:table-cell>
          <table:table-cell table:number-columns-repeated="2"/>
          <table:table-cell table:formula="of:=CONCATENATE([.B209];[.D209])" office:value-type="string" office:string-value="lh_fusiform_4" calcext:value-type="string">
            <text:p>lh_fusiform_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h_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hippocampal_1</text:p>
          </table:table-cell>
          <table:table-cell table:number-columns-repeated="2"/>
          <table:table-cell table:formula="of:=CONCATENATE([.B210];[.D210])" office:value-type="string" office:string-value="lh_parahippocampal_1" calcext:value-type="string">
            <text:p>lh_parahippocampal_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lh_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ntorhinal_1</text:p>
          </table:table-cell>
          <table:table-cell table:number-columns-repeated="2"/>
          <table:table-cell table:formula="of:=CONCATENATE([.B211];[.D211])" office:value-type="string" office:string-value="lh_entorhinal_1" calcext:value-type="string">
            <text:p>lh_entorhinal_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lh_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emporalpole_1</text:p>
          </table:table-cell>
          <table:table-cell table:number-columns-repeated="2"/>
          <table:table-cell table:formula="of:=CONCATENATE([.B212];[.D212])" office:value-type="string" office:string-value="lh_temporalpole_1" calcext:value-type="string">
            <text:p>lh_temporalpole_1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lh_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nferiortemporal_1</text:p>
          </table:table-cell>
          <table:table-cell table:number-columns-repeated="2"/>
          <table:table-cell table:formula="of:=CONCATENATE([.B213];[.D213])" office:value-type="string" office:string-value="lh_inferiortemporal_1" calcext:value-type="string">
            <text:p>lh_inferiortemporal_1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lh_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feriortemporal_2</text:p>
          </table:table-cell>
          <table:table-cell table:number-columns-repeated="2"/>
          <table:table-cell table:formula="of:=CONCATENATE([.B214];[.D214])" office:value-type="string" office:string-value="lh_inferiortemporal_2" calcext:value-type="string">
            <text:p>lh_inferiortemporal_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lh_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nferiortemporal_3</text:p>
          </table:table-cell>
          <table:table-cell table:number-columns-repeated="2"/>
          <table:table-cell table:formula="of:=CONCATENATE([.B215];[.D215])" office:value-type="string" office:string-value="lh_inferiortemporal_3" calcext:value-type="string">
            <text:p>lh_inferiortemporal_3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h_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eriortemporal_4</text:p>
          </table:table-cell>
          <table:table-cell table:number-columns-repeated="2"/>
          <table:table-cell table:formula="of:=CONCATENATE([.B216];[.D216])" office:value-type="string" office:string-value="lh_inferiortemporal_4" calcext:value-type="string">
            <text:p>lh_inferiortemporal_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lh_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ddletemporal_1</text:p>
          </table:table-cell>
          <table:table-cell table:number-columns-repeated="2"/>
          <table:table-cell table:formula="of:=CONCATENATE([.B217];[.D217])" office:value-type="string" office:string-value="lh_middletemporal_1" calcext:value-type="string">
            <text:p>lh_middletemporal_1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lh_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iddletemporal_2</text:p>
          </table:table-cell>
          <table:table-cell table:number-columns-repeated="2"/>
          <table:table-cell table:formula="of:=CONCATENATE([.B218];[.D218])" office:value-type="string" office:string-value="lh_middletemporal_2" calcext:value-type="string">
            <text:p>lh_middletemporal_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h_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iddletemporal_3</text:p>
          </table:table-cell>
          <table:table-cell table:number-columns-repeated="2"/>
          <table:table-cell table:formula="of:=CONCATENATE([.B219];[.D219])" office:value-type="string" office:string-value="lh_middletemporal_3" calcext:value-type="string">
            <text:p>lh_middletemporal_3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lh_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iddletemporal_4</text:p>
          </table:table-cell>
          <table:table-cell table:number-columns-repeated="2"/>
          <table:table-cell table:formula="of:=CONCATENATE([.B220];[.D220])" office:value-type="string" office:string-value="lh_middletemporal_4" calcext:value-type="string">
            <text:p>lh_middletemporal_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h_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ankssts_1</text:p>
          </table:table-cell>
          <table:table-cell table:number-columns-repeated="2"/>
          <table:table-cell table:formula="of:=CONCATENATE([.B221];[.D221])" office:value-type="string" office:string-value="lh_bankssts_1" calcext:value-type="string">
            <text:p>lh_bankssts_1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lh_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ankssts_2</text:p>
          </table:table-cell>
          <table:table-cell table:number-columns-repeated="2"/>
          <table:table-cell table:formula="of:=CONCATENATE([.B222];[.D222])" office:value-type="string" office:string-value="lh_bankssts_2" calcext:value-type="string">
            <text:p>lh_bankssts_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lh_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uperiortemporal_1</text:p>
          </table:table-cell>
          <table:table-cell table:number-columns-repeated="2"/>
          <table:table-cell table:formula="of:=CONCATENATE([.B223];[.D223])" office:value-type="string" office:string-value="lh_superiortemporal_1" calcext:value-type="string">
            <text:p>lh_superiortemporal_1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lh_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uperiortemporal_2</text:p>
          </table:table-cell>
          <table:table-cell table:number-columns-repeated="2"/>
          <table:table-cell table:formula="of:=CONCATENATE([.B224];[.D224])" office:value-type="string" office:string-value="lh_superiortemporal_2" calcext:value-type="string">
            <text:p>lh_superiortemporal_2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lh_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uperiortemporal_3</text:p>
          </table:table-cell>
          <table:table-cell table:number-columns-repeated="2"/>
          <table:table-cell table:formula="of:=CONCATENATE([.B225];[.D225])" office:value-type="string" office:string-value="lh_superiortemporal_3" calcext:value-type="string">
            <text:p>lh_superiortemporal_3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lh_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uperiortemporal_4</text:p>
          </table:table-cell>
          <table:table-cell table:number-columns-repeated="2"/>
          <table:table-cell table:formula="of:=CONCATENATE([.B226];[.D226])" office:value-type="string" office:string-value="lh_superiortemporal_4" calcext:value-type="string">
            <text:p>lh_superiortemporal_4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lh_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periortemporal_5</text:p>
          </table:table-cell>
          <table:table-cell table:number-columns-repeated="2"/>
          <table:table-cell table:formula="of:=CONCATENATE([.B227];[.D227])" office:value-type="string" office:string-value="lh_superiortemporal_5" calcext:value-type="string">
            <text:p>lh_superiortemporal_5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lh_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ransversetemporal_1</text:p>
          </table:table-cell>
          <table:table-cell table:number-columns-repeated="2"/>
          <table:table-cell table:formula="of:=CONCATENATE([.B228];[.D228])" office:value-type="string" office:string-value="lh_transversetemporal_1" calcext:value-type="string">
            <text:p>lh_transversetemporal_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lh_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ula_1</text:p>
          </table:table-cell>
          <table:table-cell table:number-columns-repeated="2"/>
          <table:table-cell table:formula="of:=CONCATENATE([.B229];[.D229])" office:value-type="string" office:string-value="lh_insula_1" calcext:value-type="string">
            <text:p>lh_insula_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lh_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nsula_2</text:p>
          </table:table-cell>
          <table:table-cell table:number-columns-repeated="2"/>
          <table:table-cell table:formula="of:=CONCATENATE([.B230];[.D230])" office:value-type="string" office:string-value="lh_insula_2" calcext:value-type="string">
            <text:p>lh_insula_2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lh_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nsula_3</text:p>
          </table:table-cell>
          <table:table-cell table:number-columns-repeated="2"/>
          <table:table-cell table:formula="of:=CONCATENATE([.B231];[.D231])" office:value-type="string" office:string-value="lh_insula_3" calcext:value-type="string">
            <text:p>lh_insula_3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lh_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nsula_4</text:p>
          </table:table-cell>
          <table:table-cell table:number-columns-repeated="2"/>
          <table:table-cell table:formula="of:=CONCATENATE([.B232];[.D232])" office:value-type="string" office:string-value="lh_insula_4" calcext:value-type="string">
            <text:p>lh_insula_4</text:p>
          </table:table-cell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lh_</text:p>
          </table:table-cell>
          <table:table-cell office:value-type="float" office:value="227" calcext:value-type="float">
            <text:p>227</text:p>
          </table:table-cell>
          <table:table-cell table:style-name="ce10" office:value-type="string" calcext:value-type="string">
            <text:p>thalamusproper</text:p>
          </table:table-cell>
          <table:table-cell table:number-columns-repeated="2"/>
          <table:table-cell table:formula="of:=CONCATENATE([.B233];[.D233])" office:value-type="string" office:string-value="lh_thalamusproper" calcext:value-type="string">
            <text:p>lh_thalamusproper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lh_</text:p>
          </table:table-cell>
          <table:table-cell office:value-type="float" office:value="228" calcext:value-type="float">
            <text:p>228</text:p>
          </table:table-cell>
          <table:table-cell table:style-name="ce10" office:value-type="string" calcext:value-type="string">
            <text:p>caudate</text:p>
          </table:table-cell>
          <table:table-cell table:number-columns-repeated="2"/>
          <table:table-cell table:formula="of:=CONCATENATE([.B234];[.D234])" office:value-type="string" office:string-value="lh_caudate" calcext:value-type="string">
            <text:p>lh_caudate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lh_</text:p>
          </table:table-cell>
          <table:table-cell office:value-type="float" office:value="229" calcext:value-type="float">
            <text:p>229</text:p>
          </table:table-cell>
          <table:table-cell table:style-name="ce10" office:value-type="string" calcext:value-type="string">
            <text:p>putamen</text:p>
          </table:table-cell>
          <table:table-cell table:number-columns-repeated="2"/>
          <table:table-cell table:formula="of:=CONCATENATE([.B235];[.D235])" office:value-type="string" office:string-value="lh_putamen" calcext:value-type="string">
            <text:p>lh_putamen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lh_</text:p>
          </table:table-cell>
          <table:table-cell office:value-type="float" office:value="230" calcext:value-type="float">
            <text:p>230</text:p>
          </table:table-cell>
          <table:table-cell table:style-name="ce10" office:value-type="string" calcext:value-type="string">
            <text:p>pallidum</text:p>
          </table:table-cell>
          <table:table-cell table:number-columns-repeated="2"/>
          <table:table-cell table:formula="of:=CONCATENATE([.B236];[.D236])" office:value-type="string" office:string-value="lh_pallidum" calcext:value-type="string">
            <text:p>lh_pallidum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lh_</text:p>
          </table:table-cell>
          <table:table-cell office:value-type="float" office:value="231" calcext:value-type="float">
            <text:p>231</text:p>
          </table:table-cell>
          <table:table-cell table:style-name="ce10" office:value-type="string" calcext:value-type="string">
            <text:p>accumbensarea</text:p>
          </table:table-cell>
          <table:table-cell table:number-columns-repeated="2"/>
          <table:table-cell table:formula="of:=CONCATENATE([.B237];[.D237])" office:value-type="string" office:string-value="lh_accumbensarea" calcext:value-type="string">
            <text:p>lh_accumbensarea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lh_</text:p>
          </table:table-cell>
          <table:table-cell office:value-type="float" office:value="232" calcext:value-type="float">
            <text:p>232</text:p>
          </table:table-cell>
          <table:table-cell table:style-name="ce10" office:value-type="string" calcext:value-type="string">
            <text:p>hyppocampus</text:p>
          </table:table-cell>
          <table:table-cell table:number-columns-repeated="2"/>
          <table:table-cell table:formula="of:=CONCATENATE([.B238];[.D238])" office:value-type="string" office:string-value="lh_hyppocampus" calcext:value-type="string">
            <text:p>lh_hyppocampus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lh_</text:p>
          </table:table-cell>
          <table:table-cell office:value-type="float" office:value="233" calcext:value-type="float">
            <text:p>233</text:p>
          </table:table-cell>
          <table:table-cell table:style-name="ce10" office:value-type="string" calcext:value-type="string">
            <text:p>amygdala</text:p>
          </table:table-cell>
          <table:table-cell table:number-columns-repeated="2"/>
          <table:table-cell table:formula="of:=CONCATENATE([.B239];[.D239])" office:value-type="string" office:string-value="lh_amygdala" calcext:value-type="string">
            <text:p>lh_amygdala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lh_</text:p>
          </table:table-cell>
          <table:table-cell office:value-type="float" office:value="234" calcext:value-type="float">
            <text:p>234</text:p>
          </table:table-cell>
          <table:table-cell table:style-name="ce14" office:value-type="string" calcext:value-type="string">
            <text:p>brainstem</text:p>
          </table:table-cell>
          <table:table-cell table:number-columns-repeated="2"/>
          <table:table-cell table:formula="of:=CONCATENATE([.B240];[.D240])" office:value-type="string" office:string-value="lh_brainstem" calcext:value-type="string">
            <text:p>lh_brain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0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0:20:58.268509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GUTIERREZ</meta:initial-creator>
    <meta:creation-date>2018-10-05T10:08:38.906100972</meta:creation-date>
    <dc:date>2018-10-05T10:21:56.685736381</dc:date>
    <dc:creator>Leonardo GUTIERREZ</dc:creator>
    <meta:editing-duration>PT11M54S</meta:editing-duration>
    <meta:editing-cycles>4</meta:editing-cycles>
    <meta:generator>LibreOffice/4.3.3.2$Linux_X86_64 LibreOffice_project/430m0$Build-2</meta:generator>
    <meta:document-statistic meta:table-count="3" meta:cell-count="2233" meta:object-count="0"/>
  </office:meta>
</office:document-meta>
</file>